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4.692cm"/>
    </style:style>
    <style:style style:name="co4" style:family="table-column">
      <style:table-column-properties fo:break-before="auto" style:column-width="4.337cm"/>
    </style:style>
    <style:style style:name="co5" style:family="table-column">
      <style:table-column-properties fo:break-before="auto" style:column-width="4.992cm"/>
    </style:style>
    <style:style style:name="co6" style:family="table-column">
      <style:table-column-properties fo:break-before="auto" style:column-width="4.611cm"/>
    </style:style>
    <style:style style:name="co7" style:family="table-column">
      <style:table-column-properties fo:break-before="auto" style:column-width="5.263cm"/>
    </style:style>
    <style:style style:name="co8" style:family="table-column">
      <style:table-column-properties fo:break-before="auto" style:column-width="4.909cm"/>
    </style:style>
    <style:style style:name="co9" style:family="table-column">
      <style:table-column-properties fo:break-before="auto" style:column-width="5.563cm"/>
    </style:style>
    <style:style style:name="co10" style:family="table-column">
      <style:table-column-properties fo:break-before="auto" style:column-width="3.711cm"/>
    </style:style>
    <style:style style:name="co11" style:family="table-column">
      <style:table-column-properties fo:break-before="auto" style:column-width="4.366cm"/>
    </style:style>
    <style:style style:name="co12" style:family="table-column">
      <style:table-column-properties fo:break-before="auto" style:column-width="4.011cm"/>
    </style:style>
    <style:style style:name="co13" style:family="table-column">
      <style:table-column-properties fo:break-before="auto" style:column-width="4.665cm"/>
    </style:style>
    <style:style style:name="co14" style:family="table-column">
      <style:table-column-properties fo:break-before="auto" style:column-width="4.147cm"/>
    </style:style>
    <style:style style:name="co15" style:family="table-column">
      <style:table-column-properties fo:break-before="auto" style:column-width="4.801cm"/>
    </style:style>
    <style:style style:name="co16" style:family="table-column">
      <style:table-column-properties fo:break-before="auto" style:column-width="6.318cm"/>
    </style:style>
    <style:style style:name="co17" style:family="table-column">
      <style:table-column-properties fo:break-before="auto" style:column-width="5.101cm"/>
    </style:style>
    <style:style style:name="co18" style:family="table-column">
      <style:table-column-properties fo:break-before="auto" style:column-width="10.439cm"/>
    </style:style>
    <style:style style:name="co19" style:family="table-column">
      <style:table-column-properties fo:break-before="auto" style:column-width="11.201cm"/>
    </style:style>
    <style:style style:name="co20" style:family="table-column">
      <style:table-column-properties fo:break-before="auto" style:column-width="10.301cm"/>
    </style:style>
    <style:style style:name="co21" style:family="table-column">
      <style:table-column-properties fo:break-before="auto" style:column-width="11.065cm"/>
    </style:style>
    <style:style style:name="co22" style:family="table-column">
      <style:table-column-properties fo:break-before="auto" style:column-width="9.022cm"/>
    </style:style>
    <style:style style:name="co23" style:family="table-column">
      <style:table-column-properties fo:break-before="auto" style:column-width="9.784cm"/>
    </style:style>
    <style:style style:name="co24" style:family="table-column">
      <style:table-column-properties fo:break-before="auto" style:column-width="8.886cm"/>
    </style:style>
    <style:style style:name="co25" style:family="table-column">
      <style:table-column-properties fo:break-before="auto" style:column-width="9.648cm"/>
    </style:style>
    <style:style style:name="co26" style:family="table-column">
      <style:table-column-properties fo:break-before="auto" style:column-width="10.492cm"/>
    </style:style>
    <style:style style:name="co27" style:family="table-column">
      <style:table-column-properties fo:break-before="auto" style:column-width="11.255cm"/>
    </style:style>
    <style:style style:name="co28" style:family="table-column">
      <style:table-column-properties fo:break-before="auto" style:column-width="10.356cm"/>
    </style:style>
    <style:style style:name="co29" style:family="table-column">
      <style:table-column-properties fo:break-before="auto" style:column-width="11.12cm"/>
    </style:style>
    <style:style style:name="co30" style:family="table-column">
      <style:table-column-properties fo:break-before="auto" style:column-width="9.077cm"/>
    </style:style>
    <style:style style:name="co31" style:family="table-column">
      <style:table-column-properties fo:break-before="auto" style:column-width="9.839cm"/>
    </style:style>
    <style:style style:name="co32" style:family="table-column">
      <style:table-column-properties fo:break-before="auto" style:column-width="8.939cm"/>
    </style:style>
    <style:style style:name="co33" style:family="table-column">
      <style:table-column-properties fo:break-before="auto" style:column-width="9.703cm"/>
    </style:style>
    <style:style style:name="co3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 style:data-style-name="N10121"/>
  </office:automatic-styles>
  <office:body>
    <office:spreadsheet>
      <table:calculation-settings table:automatic-find-labels="false" table:use-regular-expressions="false" table:use-wildcards="true"/>
      <table:table table:name="merged_eval_calibration_fold_qt_temp_scal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number-columns-repeated="2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column table:style-name="co26" table:number-columns-repeated="2" table:default-cell-style-name="Default"/>
        <table:table-column table:style-name="co27" table:number-columns-repeated="2" table:default-cell-style-name="Default"/>
        <table:table-column table:style-name="co28" table:number-columns-repeated="2" table:default-cell-style-name="Default"/>
        <table:table-column table:style-name="co29" table:number-columns-repeated="2" table:default-cell-style-name="Default"/>
        <table:table-column table:style-name="co30" table:number-columns-repeated="2" table:default-cell-style-name="Default"/>
        <table:table-column table:style-name="co31" table:number-columns-repeated="2" table:default-cell-style-name="Default"/>
        <table:table-column table:style-name="co32" table:number-columns-repeated="2" table:default-cell-style-name="Default"/>
        <table:table-column table:style-name="co33" table:number-columns-repeated="2" table:default-cell-style-name="Default"/>
        <table:table-column table:style-name="co34" table:number-columns-repeated="971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ece_score_uncalibrated</text:p>
          </table:table-cell>
          <table:table-cell office:value-type="string" calcext:value-type="string">
            <text:p>ece_score_uncalibrated_cal</text:p>
          </table:table-cell>
          <table:table-cell office:value-type="string" calcext:value-type="string">
            <text:p>ece_score_calibrated_nts</text:p>
          </table:table-cell>
          <table:table-cell office:value-type="string" calcext:value-type="string">
            <text:p>ece_score_calibrated_nts_cal</text:p>
          </table:table-cell>
          <table:table-cell office:value-type="string" calcext:value-type="string">
            <text:p>ece_50_score_uncalibrated</text:p>
          </table:table-cell>
          <table:table-cell office:value-type="string" calcext:value-type="string">
            <text:p>ece_50_score_uncalibrated_cal</text:p>
          </table:table-cell>
          <table:table-cell office:value-type="string" calcext:value-type="string">
            <text:p>ece_50_score_calibrated_nts</text:p>
          </table:table-cell>
          <table:table-cell office:value-type="string" calcext:value-type="string">
            <text:p>ece_50_score_calibrated_nts_cal</text:p>
          </table:table-cell>
          <table:table-cell office:value-type="string" calcext:value-type="string">
            <text:p>auc_score_uncalibrated</text:p>
          </table:table-cell>
          <table:table-cell office:value-type="string" calcext:value-type="string">
            <text:p>auc_score_uncalibrated_cal</text:p>
          </table:table-cell>
          <table:table-cell office:value-type="string" calcext:value-type="string">
            <text:p>auc_score_calibrated_nts</text:p>
          </table:table-cell>
          <table:table-cell office:value-type="string" calcext:value-type="string">
            <text:p>auc_score_calibrated_nts_cal</text:p>
          </table:table-cell>
          <table:table-cell office:value-type="string" calcext:value-type="string">
            <text:p>log_loss_uncalibrated</text:p>
          </table:table-cell>
          <table:table-cell office:value-type="string" calcext:value-type="string">
            <text:p>log_loss_uncalibrated_cal</text:p>
          </table:table-cell>
          <table:table-cell office:value-type="string" calcext:value-type="string">
            <text:p>log_loss_calibrated_nts</text:p>
          </table:table-cell>
          <table:table-cell office:value-type="string" calcext:value-type="string">
            <text:p>log_loss_calibrated_nts_cal</text:p>
          </table:table-cell>
          <table:table-cell office:value-type="string" calcext:value-type="string">
            <text:p>brier_score_uncalibrated</text:p>
          </table:table-cell>
          <table:table-cell office:value-type="string" calcext:value-type="string">
            <text:p>brier_score_uncalibrated_cal</text:p>
          </table:table-cell>
          <table:table-cell office:value-type="string" calcext:value-type="string">
            <text:p>brier_score_calibrated_nts</text:p>
          </table:table-cell>
          <table:table-cell office:value-type="string" calcext:value-type="string">
            <text:p>brier_score_calibrated_nts_cal</text:p>
          </table:table-cell>
          <table:table-cell office:value-type="string" calcext:value-type="string">
            <text:p>Custom_ECE_rel_diagram_bin_15_test_uncalibrated_test_static</text:p>
          </table:table-cell>
          <table:table-cell office:value-type="string" calcext:value-type="string">
            <text:p>Custom_ECE_rel_diagram_bin_50_test_uncalibrated_test_static</text:p>
          </table:table-cell>
          <table:table-cell office:value-type="string" calcext:value-type="string">
            <text:p>Custom_ECE_rel_diagram_bin_15_test_uncalibrated_test_interactive</text:p>
          </table:table-cell>
          <table:table-cell office:value-type="string" calcext:value-type="string">
            <text:p>Custom_ECE_rel_diagram_bin_50_test_uncalibrated_test_interactive</text:p>
          </table:table-cell>
          <table:table-cell office:value-type="string" calcext:value-type="string">
            <text:p>Custom_ECE_rel_diagram_bin_15_test_uncalibrated_cal_static</text:p>
          </table:table-cell>
          <table:table-cell office:value-type="string" calcext:value-type="string">
            <text:p>Custom_ECE_rel_diagram_bin_50_test_uncalibrated_cal_static</text:p>
          </table:table-cell>
          <table:table-cell office:value-type="string" calcext:value-type="string">
            <text:p>Custom_ECE_rel_diagram_bin_15_test_uncalibrated_cal_interactive</text:p>
          </table:table-cell>
          <table:table-cell office:value-type="string" calcext:value-type="string">
            <text:p>Custom_ECE_rel_diagram_bin_50_test_uncalibrated_cal_interactive</text:p>
          </table:table-cell>
          <table:table-cell office:value-type="string" calcext:value-type="string">
            <text:p>Custom_ECE_rel_diagram_bin_15_test_nts_static_test</text:p>
          </table:table-cell>
          <table:table-cell office:value-type="string" calcext:value-type="string">
            <text:p>Custom_ECE_rel_diagram_bin_50_test_nts_static_test</text:p>
          </table:table-cell>
          <table:table-cell office:value-type="string" calcext:value-type="string">
            <text:p>Custom_ECE_rel_diagram_bin_15_test_nts_interactive_test</text:p>
          </table:table-cell>
          <table:table-cell office:value-type="string" calcext:value-type="string">
            <text:p>Custom_ECE_rel_diagram_bin_50_test_nts_interactive_test</text:p>
          </table:table-cell>
          <table:table-cell office:value-type="string" calcext:value-type="string">
            <text:p>Custom_ECE_rel_diagram_bin_15_test_nts_static_cal</text:p>
          </table:table-cell>
          <table:table-cell office:value-type="string" calcext:value-type="string">
            <text:p>Custom_ECE_rel_diagram_bin_50_test_nts_static_cal</text:p>
          </table:table-cell>
          <table:table-cell office:value-type="string" calcext:value-type="string">
            <text:p>Custom_ECE_rel_diagram_bin_15_test_nts_interactive_cal</text:p>
          </table:table-cell>
          <table:table-cell office:value-type="string" calcext:value-type="string">
            <text:p>Custom_ECE_rel_diagram_bin_50_test_nts_interactive_cal</text:p>
          </table:table-cell>
          <table:table-cell office:value-type="string" calcext:value-type="string">
            <text:p>Custom_MCE_rel_diagram_bin_15_test_uncalibrated_test_static</text:p>
          </table:table-cell>
          <table:table-cell office:value-type="string" calcext:value-type="string">
            <text:p>Custom_MCE_rel_diagram_bin_50_test_uncalibrated_test_static</text:p>
          </table:table-cell>
          <table:table-cell office:value-type="string" calcext:value-type="string">
            <text:p>Custom_MCE_rel_diagram_bin_15_test_uncalibrated_test_interactive</text:p>
          </table:table-cell>
          <table:table-cell office:value-type="string" calcext:value-type="string">
            <text:p>Custom_MCE_rel_diagram_bin_50_test_uncalibrated_test_interactive</text:p>
          </table:table-cell>
          <table:table-cell office:value-type="string" calcext:value-type="string">
            <text:p>Custom_MCE_rel_diagram_bin_15_test_uncalibrated_cal_static</text:p>
          </table:table-cell>
          <table:table-cell office:value-type="string" calcext:value-type="string">
            <text:p>Custom_MCE_rel_diagram_bin_50_test_uncalibrated_cal_static</text:p>
          </table:table-cell>
          <table:table-cell office:value-type="string" calcext:value-type="string">
            <text:p>Custom_MCE_rel_diagram_bin_15_test_uncalibrated_cal_interactive</text:p>
          </table:table-cell>
          <table:table-cell office:value-type="string" calcext:value-type="string">
            <text:p>Custom_MCE_rel_diagram_bin_50_test_uncalibrated_cal_interactive</text:p>
          </table:table-cell>
          <table:table-cell office:value-type="string" calcext:value-type="string">
            <text:p>Custom_MCE_rel_diagram_bin_15_test_nts_static_test</text:p>
          </table:table-cell>
          <table:table-cell office:value-type="string" calcext:value-type="string">
            <text:p>Custom_MCE_rel_diagram_bin_50_test_nts_static_test</text:p>
          </table:table-cell>
          <table:table-cell office:value-type="string" calcext:value-type="string">
            <text:p>Custom_MCE_rel_diagram_bin_15_test_nts_interactive_test</text:p>
          </table:table-cell>
          <table:table-cell office:value-type="string" calcext:value-type="string">
            <text:p>Custom_MCE_rel_diagram_bin_50_test_nts_interactive_test</text:p>
          </table:table-cell>
          <table:table-cell office:value-type="string" calcext:value-type="string">
            <text:p>Custom_MCE_rel_diagram_bin_15_test_nts_static_cal</text:p>
          </table:table-cell>
          <table:table-cell office:value-type="string" calcext:value-type="string">
            <text:p>Custom_MCE_rel_diagram_bin_50_test_nts_static_cal</text:p>
          </table:table-cell>
          <table:table-cell office:value-type="string" calcext:value-type="string">
            <text:p>Custom_MCE_rel_diagram_bin_15_test_nts_interactive_cal</text:p>
          </table:table-cell>
          <table:table-cell office:value-type="string" calcext:value-type="string">
            <text:p>Custom_MCE_rel_diagram_bin_50_test_nts_interactive_cal</text:p>
          </table:table-cell>
          <table:table-cell table:number-columns-repeated="9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74281037551605" calcext:value-type="float">
            <text:p>0,0274281037551605</text:p>
          </table:table-cell>
          <table:table-cell office:value-type="float" office:value="0.026953054840342" calcext:value-type="float">
            <text:p>0,026953054840342</text:p>
          </table:table-cell>
          <table:table-cell office:value-type="float" office:value="0.0431100539763151" calcext:value-type="float">
            <text:p>0,0431100539763151</text:p>
          </table:table-cell>
          <table:table-cell office:value-type="float" office:value="0.0393487592745554" calcext:value-type="float">
            <text:p>0,0393487592745554</text:p>
          </table:table-cell>
          <table:table-cell office:value-type="float" office:value="0.117474632861683" calcext:value-type="float">
            <text:p>0,117474632861683</text:p>
          </table:table-cell>
          <table:table-cell office:value-type="float" office:value="0.107972822007721" calcext:value-type="float">
            <text:p>0,107972822007721</text:p>
          </table:table-cell>
          <table:table-cell office:value-type="float" office:value="0.104296305187301" calcext:value-type="float">
            <text:p>0,104296305187301</text:p>
          </table:table-cell>
          <table:table-cell office:value-type="float" office:value="0.0876963193382949" calcext:value-type="float">
            <text:p>0,0876963193382949</text:p>
          </table:table-cell>
          <table:table-cell office:value-type="float" office:value="0.718328916387257" calcext:value-type="float">
            <text:p>0,718328916387257</text:p>
          </table:table-cell>
          <table:table-cell office:value-type="float" office:value="0.708394454333058" calcext:value-type="float">
            <text:p>0,708394454333058</text:p>
          </table:table-cell>
          <table:table-cell office:value-type="float" office:value="0.718328916387257" calcext:value-type="float">
            <text:p>0,718328916387257</text:p>
          </table:table-cell>
          <table:table-cell office:value-type="float" office:value="0.708394454333058" calcext:value-type="float">
            <text:p>0,708394454333058</text:p>
          </table:table-cell>
          <table:table-cell office:value-type="float" office:value="0.614726579164322" calcext:value-type="float">
            <text:p>0,614726579164322</text:p>
          </table:table-cell>
          <table:table-cell office:value-type="float" office:value="0.612793963175356" calcext:value-type="float">
            <text:p>0,612793963175356</text:p>
          </table:table-cell>
          <table:table-cell office:value-type="float" office:value="0.614152433612456" calcext:value-type="float">
            <text:p>0,614152433612456</text:p>
          </table:table-cell>
          <table:table-cell office:value-type="float" office:value="0.61233444630446" calcext:value-type="float">
            <text:p>0,61233444630446</text:p>
          </table:table-cell>
          <table:table-cell office:value-type="float" office:value="0.205458472239184" calcext:value-type="float">
            <text:p>0,205458472239184</text:p>
          </table:table-cell>
          <table:table-cell office:value-type="float" office:value="0.204675964703124" calcext:value-type="float">
            <text:p>0,204675964703124</text:p>
          </table:table-cell>
          <table:table-cell office:value-type="float" office:value="0.205536277007437" calcext:value-type="float">
            <text:p>0,205536277007437</text:p>
          </table:table-cell>
          <table:table-cell office:value-type="float" office:value="0.204787858602643" calcext:value-type="float">
            <text:p>0,204787858602643</text:p>
          </table:table-cell>
          <table:table-cell office:value-type="float" office:value="0.168596935779811" calcext:value-type="float">
            <text:p>0,168596935779811</text:p>
          </table:table-cell>
          <table:table-cell office:value-type="float" office:value="0.209048622422948" calcext:value-type="float">
            <text:p>0,209048622422948</text:p>
          </table:table-cell>
          <table:table-cell office:value-type="float" office:value="0.103540730249045" calcext:value-type="float">
            <text:p>0,103540730249045</text:p>
          </table:table-cell>
          <table:table-cell office:value-type="float" office:value="0.113859886649702" calcext:value-type="float">
            <text:p>0,113859886649702</text:p>
          </table:table-cell>
          <table:table-cell office:value-type="float" office:value="0.140039815026403" calcext:value-type="float">
            <text:p>0,140039815026403</text:p>
          </table:table-cell>
          <table:table-cell office:value-type="float" office:value="0.152265781058052" calcext:value-type="float">
            <text:p>0,152265781058052</text:p>
          </table:table-cell>
          <table:table-cell office:value-type="float" office:value="0.0945735692394759" calcext:value-type="float">
            <text:p>0,0945735692394759</text:p>
          </table:table-cell>
          <table:table-cell office:value-type="float" office:value="0.102468130835017" calcext:value-type="float">
            <text:p>0,102468130835017</text:p>
          </table:table-cell>
          <table:table-cell office:value-type="float" office:value="0.188281263719362" calcext:value-type="float">
            <text:p>0,188281263719362</text:p>
          </table:table-cell>
          <table:table-cell office:value-type="float" office:value="0.199462178940353" calcext:value-type="float">
            <text:p>0,199462178940353</text:p>
          </table:table-cell>
          <table:table-cell office:value-type="float" office:value="0.104453963488162" calcext:value-type="float">
            <text:p>0,104453963488162</text:p>
          </table:table-cell>
          <table:table-cell office:value-type="float" office:value="0.111338769279101" calcext:value-type="float">
            <text:p>0,111338769279101</text:p>
          </table:table-cell>
          <table:table-cell office:value-type="float" office:value="0.138678364153891" calcext:value-type="float">
            <text:p>0,138678364153891</text:p>
          </table:table-cell>
          <table:table-cell office:value-type="float" office:value="0.154189052361786" calcext:value-type="float">
            <text:p>0,154189052361786</text:p>
          </table:table-cell>
          <table:table-cell office:value-type="float" office:value="0.0942344410576048" calcext:value-type="float">
            <text:p>0,0942344410576048</text:p>
          </table:table-cell>
          <table:table-cell office:value-type="float" office:value="0.0994914739085106" calcext:value-type="float">
            <text:p>0,0994914739085106</text:p>
          </table:table-cell>
          <table:table-cell office:value-type="float" office:value="0.489765701360521" calcext:value-type="float">
            <text:p>0,489765701360521</text:p>
          </table:table-cell>
          <table:table-cell office:value-type="float" office:value="0.663812268078961" calcext:value-type="float">
            <text:p>0,663812268078961</text:p>
          </table:table-cell>
          <table:table-cell office:value-type="float" office:value="0.251909989565636" calcext:value-type="float">
            <text:p>0,251909989565636</text:p>
          </table:table-cell>
          <table:table-cell office:value-type="float" office:value="0.285210742493972" calcext:value-type="float">
            <text:p>0,285210742493972</text:p>
          </table:table-cell>
          <table:table-cell office:value-type="float" office:value="0.401766042730309" calcext:value-type="float">
            <text:p>0,401766042730309</text:p>
          </table:table-cell>
          <table:table-cell office:value-type="float" office:value="0.431526225580349" calcext:value-type="float">
            <text:p>0,431526225580349</text:p>
          </table:table-cell>
          <table:table-cell office:value-type="float" office:value="0.18732053539595" calcext:value-type="float">
            <text:p>0,18732053539595</text:p>
          </table:table-cell>
          <table:table-cell office:value-type="float" office:value="0.262495358917951" calcext:value-type="float">
            <text:p>0,262495358917951</text:p>
          </table:table-cell>
          <table:table-cell office:value-type="float" office:value="0.468556001544111" calcext:value-type="float">
            <text:p>0,468556001544111</text:p>
          </table:table-cell>
          <table:table-cell office:value-type="float" office:value="0.574268242969715" calcext:value-type="float">
            <text:p>0,574268242969715</text:p>
          </table:table-cell>
          <table:table-cell office:value-type="float" office:value="0.244274919539863" calcext:value-type="float">
            <text:p>0,244274919539863</text:p>
          </table:table-cell>
          <table:table-cell office:value-type="float" office:value="0.278426128915633" calcext:value-type="float">
            <text:p>0,278426128915633</text:p>
          </table:table-cell>
          <table:table-cell office:value-type="float" office:value="0.40728146022329" calcext:value-type="float">
            <text:p>0,40728146022329</text:p>
          </table:table-cell>
          <table:table-cell office:value-type="float" office:value="0.440521318211173" calcext:value-type="float">
            <text:p>0,440521318211173</text:p>
          </table:table-cell>
          <table:table-cell office:value-type="float" office:value="0.197083058722446" calcext:value-type="float">
            <text:p>0,197083058722446</text:p>
          </table:table-cell>
          <table:table-cell office:value-type="float" office:value="0.272270064327609" calcext:value-type="float">
            <text:p>0,272270064327609</text:p>
          </table:table-cell>
          <table:table-cell table:number-columns-repeated="9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66816434928135" calcext:value-type="float">
            <text:p>0,0266816434928135</text:p>
          </table:table-cell>
          <table:table-cell office:value-type="float" office:value="0.0368455217590917" calcext:value-type="float">
            <text:p>0,0368455217590917</text:p>
          </table:table-cell>
          <table:table-cell office:value-type="float" office:value="0.0266816080707487" calcext:value-type="float">
            <text:p>0,0266816080707487</text:p>
          </table:table-cell>
          <table:table-cell office:value-type="float" office:value="0.0368454862145588" calcext:value-type="float">
            <text:p>0,0368454862145588</text:p>
          </table:table-cell>
          <table:table-cell office:value-type="float" office:value="0.0721894211445695" calcext:value-type="float">
            <text:p>0,0721894211445695</text:p>
          </table:table-cell>
          <table:table-cell office:value-type="float" office:value="0.087321266468094" calcext:value-type="float">
            <text:p>0,087321266468094</text:p>
          </table:table-cell>
          <table:table-cell office:value-type="float" office:value="0.0721893968541551" calcext:value-type="float">
            <text:p>0,0721893968541551</text:p>
          </table:table-cell>
          <table:table-cell office:value-type="float" office:value="0.087321242420597" calcext:value-type="float">
            <text:p>0,087321242420597</text:p>
          </table:table-cell>
          <table:table-cell office:value-type="float" office:value="0.698845301658125" calcext:value-type="float">
            <text:p>0,698845301658125</text:p>
          </table:table-cell>
          <table:table-cell office:value-type="float" office:value="0.716255760571229" calcext:value-type="float">
            <text:p>0,716255760571229</text:p>
          </table:table-cell>
          <table:table-cell office:value-type="float" office:value="0.698845301658125" calcext:value-type="float">
            <text:p>0,698845301658125</text:p>
          </table:table-cell>
          <table:table-cell office:value-type="float" office:value="0.716255760571229" calcext:value-type="float">
            <text:p>0,716255760571229</text:p>
          </table:table-cell>
          <table:table-cell office:value-type="float" office:value="0.61387190562712" calcext:value-type="float">
            <text:p>0,61387190562712</text:p>
          </table:table-cell>
          <table:table-cell office:value-type="float" office:value="0.606703457379566" calcext:value-type="float">
            <text:p>0,606703457379566</text:p>
          </table:table-cell>
          <table:table-cell office:value-type="float" office:value="0.613871907636199" calcext:value-type="float">
            <text:p>0,613871907636199</text:p>
          </table:table-cell>
          <table:table-cell office:value-type="float" office:value="0.606703457121646" calcext:value-type="float">
            <text:p>0,606703457121646</text:p>
          </table:table-cell>
          <table:table-cell office:value-type="float" office:value="0.207331532334422" calcext:value-type="float">
            <text:p>0,207331532334422</text:p>
          </table:table-cell>
          <table:table-cell office:value-type="float" office:value="0.203888273839474" calcext:value-type="float">
            <text:p>0,203888273839474</text:p>
          </table:table-cell>
          <table:table-cell office:value-type="float" office:value="0.20733153222762" calcext:value-type="float">
            <text:p>0,20733153222762</text:p>
          </table:table-cell>
          <table:table-cell office:value-type="float" office:value="0.203888273095324" calcext:value-type="float">
            <text:p>0,203888273095324</text:p>
          </table:table-cell>
          <table:table-cell office:value-type="float" office:value="0.187782400574159" calcext:value-type="float">
            <text:p>0,187782400574159</text:p>
          </table:table-cell>
          <table:table-cell office:value-type="float" office:value="0.254356470923549" calcext:value-type="float">
            <text:p>0,254356470923549</text:p>
          </table:table-cell>
          <table:table-cell office:value-type="float" office:value="0.0931784175859218" calcext:value-type="float">
            <text:p>0,0931784175859218</text:p>
          </table:table-cell>
          <table:table-cell office:value-type="float" office:value="0.101435914759203" calcext:value-type="float">
            <text:p>0,101435914759203</text:p>
          </table:table-cell>
          <table:table-cell office:value-type="float" office:value="0.163209463054175" calcext:value-type="float">
            <text:p>0,163209463054175</text:p>
          </table:table-cell>
          <table:table-cell office:value-type="float" office:value="0.194594407701394" calcext:value-type="float">
            <text:p>0,194594407701394</text:p>
          </table:table-cell>
          <table:table-cell office:value-type="float" office:value="0.102692239051003" calcext:value-type="float">
            <text:p>0,102692239051003</text:p>
          </table:table-cell>
          <table:table-cell office:value-type="float" office:value="0.105712310751883" calcext:value-type="float">
            <text:p>0,105712310751883</text:p>
          </table:table-cell>
          <table:table-cell office:value-type="float" office:value="0.187782411177907" calcext:value-type="float">
            <text:p>0,187782411177907</text:p>
          </table:table-cell>
          <table:table-cell office:value-type="float" office:value="0.254356476265367" calcext:value-type="float">
            <text:p>0,254356476265367</text:p>
          </table:table-cell>
          <table:table-cell office:value-type="float" office:value="0.0931784202222551" calcext:value-type="float">
            <text:p>0,0931784202222551</text:p>
          </table:table-cell>
          <table:table-cell office:value-type="float" office:value="0.101435927669442" calcext:value-type="float">
            <text:p>0,101435927669442</text:p>
          </table:table-cell>
          <table:table-cell office:value-type="float" office:value="0.16320947710096" calcext:value-type="float">
            <text:p>0,16320947710096</text:p>
          </table:table-cell>
          <table:table-cell office:value-type="float" office:value="0.194594422809093" calcext:value-type="float">
            <text:p>0,194594422809093</text:p>
          </table:table-cell>
          <table:table-cell office:value-type="float" office:value="0.10269223580371" calcext:value-type="float">
            <text:p>0,10269223580371</text:p>
          </table:table-cell>
          <table:table-cell office:value-type="float" office:value="0.105712319299005" calcext:value-type="float">
            <text:p>0,105712319299005</text:p>
          </table:table-cell>
          <table:table-cell office:value-type="float" office:value="0.531103711869798" calcext:value-type="float">
            <text:p>0,531103711869798</text:p>
          </table:table-cell>
          <table:table-cell office:value-type="float" office:value="0.935279539593444" calcext:value-type="float">
            <text:p>0,935279539593444</text:p>
          </table:table-cell>
          <table:table-cell office:value-type="float" office:value="0.194303149740302" calcext:value-type="float">
            <text:p>0,194303149740302</text:p>
          </table:table-cell>
          <table:table-cell office:value-type="float" office:value="0.260298126252551" calcext:value-type="float">
            <text:p>0,260298126252551</text:p>
          </table:table-cell>
          <table:table-cell office:value-type="float" office:value="0.472833318351805" calcext:value-type="float">
            <text:p>0,472833318351805</text:p>
          </table:table-cell>
          <table:table-cell office:value-type="float" office:value="0.514667319328312" calcext:value-type="float">
            <text:p>0,514667319328312</text:p>
          </table:table-cell>
          <table:table-cell office:value-type="float" office:value="0.199007213067295" calcext:value-type="float">
            <text:p>0,199007213067295</text:p>
          </table:table-cell>
          <table:table-cell office:value-type="float" office:value="0.270437149524944" calcext:value-type="float">
            <text:p>0,270437149524944</text:p>
          </table:table-cell>
          <table:table-cell office:value-type="float" office:value="0.531103728245016" calcext:value-type="float">
            <text:p>0,531103728245016</text:p>
          </table:table-cell>
          <table:table-cell office:value-type="float" office:value="0.935279575952923" calcext:value-type="float">
            <text:p>0,935279575952923</text:p>
          </table:table-cell>
          <table:table-cell office:value-type="float" office:value="0.194303107052409" calcext:value-type="float">
            <text:p>0,194303107052409</text:p>
          </table:table-cell>
          <table:table-cell office:value-type="float" office:value="0.260298083519487" calcext:value-type="float">
            <text:p>0,260298083519487</text:p>
          </table:table-cell>
          <table:table-cell office:value-type="float" office:value="0.472833328729842" calcext:value-type="float">
            <text:p>0,472833328729842</text:p>
          </table:table-cell>
          <table:table-cell office:value-type="float" office:value="0.514667323147907" calcext:value-type="float">
            <text:p>0,514667323147907</text:p>
          </table:table-cell>
          <table:table-cell office:value-type="float" office:value="0.199007170379302" calcext:value-type="float">
            <text:p>0,199007170379302</text:p>
          </table:table-cell>
          <table:table-cell office:value-type="float" office:value="0.27043710679188" calcext:value-type="float">
            <text:p>0,27043710679188</text:p>
          </table:table-cell>
          <table:table-cell table:number-columns-repeated="9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44269820131273" calcext:value-type="float">
            <text:p>0,0344269820131273</text:p>
          </table:table-cell>
          <table:table-cell office:value-type="float" office:value="0.0284658109910849" calcext:value-type="float">
            <text:p>0,0284658109910849</text:p>
          </table:table-cell>
          <table:table-cell office:value-type="float" office:value="0.0384179531349716" calcext:value-type="float">
            <text:p>0,0384179531349716</text:p>
          </table:table-cell>
          <table:table-cell office:value-type="float" office:value="0.0320102602522144" calcext:value-type="float">
            <text:p>0,0320102602522144</text:p>
          </table:table-cell>
          <table:table-cell office:value-type="float" office:value="0.0793377388142344" calcext:value-type="float">
            <text:p>0,0793377388142344</text:p>
          </table:table-cell>
          <table:table-cell office:value-type="float" office:value="0.0798033709415853" calcext:value-type="float">
            <text:p>0,0798033709415853</text:p>
          </table:table-cell>
          <table:table-cell office:value-type="float" office:value="0.0867332352869865" calcext:value-type="float">
            <text:p>0,0867332352869865</text:p>
          </table:table-cell>
          <table:table-cell office:value-type="float" office:value="0.087829135881592" calcext:value-type="float">
            <text:p>0,087829135881592</text:p>
          </table:table-cell>
          <table:table-cell office:value-type="float" office:value="0.699334972583699" calcext:value-type="float">
            <text:p>0,699334972583699</text:p>
          </table:table-cell>
          <table:table-cell office:value-type="float" office:value="0.711271475702608" calcext:value-type="float">
            <text:p>0,711271475702608</text:p>
          </table:table-cell>
          <table:table-cell office:value-type="float" office:value="0.699334972583699" calcext:value-type="float">
            <text:p>0,699334972583699</text:p>
          </table:table-cell>
          <table:table-cell office:value-type="float" office:value="0.711271475702608" calcext:value-type="float">
            <text:p>0,711271475702608</text:p>
          </table:table-cell>
          <table:table-cell office:value-type="float" office:value="0.603186737932292" calcext:value-type="float">
            <text:p>0,603186737932292</text:p>
          </table:table-cell>
          <table:table-cell office:value-type="float" office:value="0.608819079218858" calcext:value-type="float">
            <text:p>0,608819079218858</text:p>
          </table:table-cell>
          <table:table-cell office:value-type="float" office:value="0.60322959288371" calcext:value-type="float">
            <text:p>0,60322959288371</text:p>
          </table:table-cell>
          <table:table-cell office:value-type="float" office:value="0.608790137968753" calcext:value-type="float">
            <text:p>0,608790137968753</text:p>
          </table:table-cell>
          <table:table-cell office:value-type="float" office:value="0.203812494502774" calcext:value-type="float">
            <text:p>0,203812494502774</text:p>
          </table:table-cell>
          <table:table-cell office:value-type="float" office:value="0.20609046401168" calcext:value-type="float">
            <text:p>0,20609046401168</text:p>
          </table:table-cell>
          <table:table-cell office:value-type="float" office:value="0.203857755167919" calcext:value-type="float">
            <text:p>0,203857755167919</text:p>
          </table:table-cell>
          <table:table-cell office:value-type="float" office:value="0.206111012603873" calcext:value-type="float">
            <text:p>0,206111012603873</text:p>
          </table:table-cell>
          <table:table-cell office:value-type="float" office:value="0.210276015965775" calcext:value-type="float">
            <text:p>0,210276015965775</text:p>
          </table:table-cell>
          <table:table-cell office:value-type="float" office:value="0.309628572140035" calcext:value-type="float">
            <text:p>0,309628572140035</text:p>
          </table:table-cell>
          <table:table-cell office:value-type="float" office:value="0.0961856458360528" calcext:value-type="float">
            <text:p>0,0961856458360528</text:p>
          </table:table-cell>
          <table:table-cell office:value-type="float" office:value="0.101457051446337" calcext:value-type="float">
            <text:p>0,101457051446337</text:p>
          </table:table-cell>
          <table:table-cell office:value-type="float" office:value="0.151222015778554" calcext:value-type="float">
            <text:p>0,151222015778554</text:p>
          </table:table-cell>
          <table:table-cell office:value-type="float" office:value="0.17841175845425" calcext:value-type="float">
            <text:p>0,17841175845425</text:p>
          </table:table-cell>
          <table:table-cell office:value-type="float" office:value="0.103170852129479" calcext:value-type="float">
            <text:p>0,103170852129479</text:p>
          </table:table-cell>
          <table:table-cell office:value-type="float" office:value="0.106070660143715" calcext:value-type="float">
            <text:p>0,106070660143715</text:p>
          </table:table-cell>
          <table:table-cell office:value-type="float" office:value="0.239656332946313" calcext:value-type="float">
            <text:p>0,239656332946313</text:p>
          </table:table-cell>
          <table:table-cell office:value-type="float" office:value="0.307251306615036" calcext:value-type="float">
            <text:p>0,307251306615036</text:p>
          </table:table-cell>
          <table:table-cell office:value-type="float" office:value="0.0963394885780813" calcext:value-type="float">
            <text:p>0,0963394885780813</text:p>
          </table:table-cell>
          <table:table-cell office:value-type="float" office:value="0.10101014822618" calcext:value-type="float">
            <text:p>0,10101014822618</text:p>
          </table:table-cell>
          <table:table-cell office:value-type="float" office:value="0.150718615456699" calcext:value-type="float">
            <text:p>0,150718615456699</text:p>
          </table:table-cell>
          <table:table-cell office:value-type="float" office:value="0.184494739117126" calcext:value-type="float">
            <text:p>0,184494739117126</text:p>
          </table:table-cell>
          <table:table-cell office:value-type="float" office:value="0.103014940861696" calcext:value-type="float">
            <text:p>0,103014940861696</text:p>
          </table:table-cell>
          <table:table-cell office:value-type="float" office:value="0.10550118088107" calcext:value-type="float">
            <text:p>0,10550118088107</text:p>
          </table:table-cell>
          <table:table-cell office:value-type="float" office:value="0.491605553174155" calcext:value-type="float">
            <text:p>0,491605553174155</text:p>
          </table:table-cell>
          <table:table-cell office:value-type="float" office:value="0.966995899022748" calcext:value-type="float">
            <text:p>0,966995899022748</text:p>
          </table:table-cell>
          <table:table-cell office:value-type="float" office:value="0.193254758982985" calcext:value-type="float">
            <text:p>0,193254758982985</text:p>
          </table:table-cell>
          <table:table-cell office:value-type="float" office:value="0.261458693955739" calcext:value-type="float">
            <text:p>0,261458693955739</text:p>
          </table:table-cell>
          <table:table-cell office:value-type="float" office:value="0.422886308395053" calcext:value-type="float">
            <text:p>0,422886308395053</text:p>
          </table:table-cell>
          <table:table-cell office:value-type="float" office:value="0.499502166970305" calcext:value-type="float">
            <text:p>0,499502166970305</text:p>
          </table:table-cell>
          <table:table-cell office:value-type="float" office:value="0.199188880629196" calcext:value-type="float">
            <text:p>0,199188880629196</text:p>
          </table:table-cell>
          <table:table-cell office:value-type="float" office:value="0.274718064161613" calcext:value-type="float">
            <text:p>0,274718064161613</text:p>
          </table:table-cell>
          <table:table-cell office:value-type="float" office:value="0.491285484881356" calcext:value-type="float">
            <text:p>0,491285484881356</text:p>
          </table:table-cell>
          <table:table-cell office:value-type="float" office:value="0.965739196140708" calcext:value-type="float">
            <text:p>0,965739196140708</text:p>
          </table:table-cell>
          <table:table-cell office:value-type="float" office:value="0.195422696769972" calcext:value-type="float">
            <text:p>0,195422696769972</text:p>
          </table:table-cell>
          <table:table-cell office:value-type="float" office:value="0.26362873298313" calcext:value-type="float">
            <text:p>0,26362873298313</text:p>
          </table:table-cell>
          <table:table-cell office:value-type="float" office:value="0.42887801867457" calcext:value-type="float">
            <text:p>0,42887801867457</text:p>
          </table:table-cell>
          <table:table-cell office:value-type="float" office:value="0.496928094194917" calcext:value-type="float">
            <text:p>0,496928094194917</text:p>
          </table:table-cell>
          <table:table-cell office:value-type="float" office:value="0.201356843379585" calcext:value-type="float">
            <text:p>0,201356843379585</text:p>
          </table:table-cell>
          <table:table-cell office:value-type="float" office:value="0.276888103189003" calcext:value-type="float">
            <text:p>0,276888103189003</text:p>
          </table:table-cell>
          <table:table-cell table:number-columns-repeated="9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96074904056544" calcext:value-type="float">
            <text:p>0,0296074904056544</text:p>
          </table:table-cell>
          <table:table-cell office:value-type="float" office:value="0.0293602380872723" calcext:value-type="float">
            <text:p>0,0293602380872723</text:p>
          </table:table-cell>
          <table:table-cell office:value-type="float" office:value="0.0255750173403925" calcext:value-type="float">
            <text:p>0,0255750173403925</text:p>
          </table:table-cell>
          <table:table-cell office:value-type="float" office:value="0.0264008916515866" calcext:value-type="float">
            <text:p>0,0264008916515866</text:p>
          </table:table-cell>
          <table:table-cell office:value-type="float" office:value="0.090402024537662" calcext:value-type="float">
            <text:p>0,090402024537662</text:p>
          </table:table-cell>
          <table:table-cell office:value-type="float" office:value="0.0898463835851134" calcext:value-type="float">
            <text:p>0,0898463835851134</text:p>
          </table:table-cell>
          <table:table-cell office:value-type="float" office:value="0.0804082038517158" calcext:value-type="float">
            <text:p>0,0804082038517158</text:p>
          </table:table-cell>
          <table:table-cell office:value-type="float" office:value="0.081946699724699" calcext:value-type="float">
            <text:p>0,081946699724699</text:p>
          </table:table-cell>
          <table:table-cell office:value-type="float" office:value="0.718132486026965" calcext:value-type="float">
            <text:p>0,718132486026965</text:p>
          </table:table-cell>
          <table:table-cell office:value-type="float" office:value="0.706428707079138" calcext:value-type="float">
            <text:p>0,706428707079138</text:p>
          </table:table-cell>
          <table:table-cell office:value-type="float" office:value="0.718132486026965" calcext:value-type="float">
            <text:p>0,718132486026965</text:p>
          </table:table-cell>
          <table:table-cell office:value-type="float" office:value="0.706428707079138" calcext:value-type="float">
            <text:p>0,706428707079138</text:p>
          </table:table-cell>
          <table:table-cell office:value-type="float" office:value="0.604955510353062" calcext:value-type="float">
            <text:p>0,604955510353062</text:p>
          </table:table-cell>
          <table:table-cell office:value-type="float" office:value="0.606175242517788" calcext:value-type="float">
            <text:p>0,606175242517788</text:p>
          </table:table-cell>
          <table:table-cell office:value-type="float" office:value="0.604932461877742" calcext:value-type="float">
            <text:p>0,604932461877742</text:p>
          </table:table-cell>
          <table:table-cell office:value-type="float" office:value="0.606164221528245" calcext:value-type="float">
            <text:p>0,606164221528245</text:p>
          </table:table-cell>
          <table:table-cell office:value-type="float" office:value="0.204244655828622" calcext:value-type="float">
            <text:p>0,204244655828622</text:p>
          </table:table-cell>
          <table:table-cell office:value-type="float" office:value="0.205987430997264" calcext:value-type="float">
            <text:p>0,205987430997264</text:p>
          </table:table-cell>
          <table:table-cell office:value-type="float" office:value="0.204204987782814" calcext:value-type="float">
            <text:p>0,204204987782814</text:p>
          </table:table-cell>
          <table:table-cell office:value-type="float" office:value="0.205962011295073" calcext:value-type="float">
            <text:p>0,205962011295073</text:p>
          </table:table-cell>
          <table:table-cell office:value-type="float" office:value="0.132780573132519" calcext:value-type="float">
            <text:p>0,132780573132519</text:p>
          </table:table-cell>
          <table:table-cell office:value-type="float" office:value="0.223215395767024" calcext:value-type="float">
            <text:p>0,223215395767024</text:p>
          </table:table-cell>
          <table:table-cell office:value-type="float" office:value="0.106412688314567" calcext:value-type="float">
            <text:p>0,106412688314567</text:p>
          </table:table-cell>
          <table:table-cell office:value-type="float" office:value="0.109427217526478" calcext:value-type="float">
            <text:p>0,109427217526478</text:p>
          </table:table-cell>
          <table:table-cell office:value-type="float" office:value="0.155912160887501" calcext:value-type="float">
            <text:p>0,155912160887501</text:p>
          </table:table-cell>
          <table:table-cell office:value-type="float" office:value="0.210884150779471" calcext:value-type="float">
            <text:p>0,210884150779471</text:p>
          </table:table-cell>
          <table:table-cell office:value-type="float" office:value="0.101330500994594" calcext:value-type="float">
            <text:p>0,101330500994594</text:p>
          </table:table-cell>
          <table:table-cell office:value-type="float" office:value="0.10468782080124" calcext:value-type="float">
            <text:p>0,10468782080124</text:p>
          </table:table-cell>
          <table:table-cell office:value-type="float" office:value="0.132011613544871" calcext:value-type="float">
            <text:p>0,132011613544871</text:p>
          </table:table-cell>
          <table:table-cell office:value-type="float" office:value="0.224811812021276" calcext:value-type="float">
            <text:p>0,224811812021276</text:p>
          </table:table-cell>
          <table:table-cell office:value-type="float" office:value="0.106274364545254" calcext:value-type="float">
            <text:p>0,106274364545254</text:p>
          </table:table-cell>
          <table:table-cell office:value-type="float" office:value="0.110016433937553" calcext:value-type="float">
            <text:p>0,110016433937553</text:p>
          </table:table-cell>
          <table:table-cell office:value-type="float" office:value="0.156018257610292" calcext:value-type="float">
            <text:p>0,156018257610292</text:p>
          </table:table-cell>
          <table:table-cell office:value-type="float" office:value="0.196486807175557" calcext:value-type="float">
            <text:p>0,196486807175557</text:p>
          </table:table-cell>
          <table:table-cell office:value-type="float" office:value="0.1011917608808" calcext:value-type="float">
            <text:p>0,1011917608808</text:p>
          </table:table-cell>
          <table:table-cell office:value-type="float" office:value="0.105274892362976" calcext:value-type="float">
            <text:p>0,105274892362976</text:p>
          </table:table-cell>
          <table:table-cell office:value-type="float" office:value="0.345559684787147" calcext:value-type="float">
            <text:p>0,345559684787147</text:p>
          </table:table-cell>
          <table:table-cell office:value-type="float" office:value="0.725801791037706" calcext:value-type="float">
            <text:p>0,725801791037706</text:p>
          </table:table-cell>
          <table:table-cell office:value-type="float" office:value="0.2220269861939" calcext:value-type="float">
            <text:p>0,2220269861939</text:p>
          </table:table-cell>
          <table:table-cell office:value-type="float" office:value="0.272670096327822" calcext:value-type="float">
            <text:p>0,272670096327822</text:p>
          </table:table-cell>
          <table:table-cell office:value-type="float" office:value="0.475593361288704" calcext:value-type="float">
            <text:p>0,475593361288704</text:p>
          </table:table-cell>
          <table:table-cell office:value-type="float" office:value="0.668697948467045" calcext:value-type="float">
            <text:p>0,668697948467045</text:p>
          </table:table-cell>
          <table:table-cell office:value-type="float" office:value="0.202176502179122" calcext:value-type="float">
            <text:p>0,202176502179122</text:p>
          </table:table-cell>
          <table:table-cell office:value-type="float" office:value="0.272506218074469" calcext:value-type="float">
            <text:p>0,272506218074469</text:p>
          </table:table-cell>
          <table:table-cell office:value-type="float" office:value="0.346139844253372" calcext:value-type="float">
            <text:p>0,346139844253372</text:p>
          </table:table-cell>
          <table:table-cell office:value-type="float" office:value="0.659072201222225" calcext:value-type="float">
            <text:p>0,659072201222225</text:p>
          </table:table-cell>
          <table:table-cell office:value-type="float" office:value="0.219846128827536" calcext:value-type="float">
            <text:p>0,219846128827536</text:p>
          </table:table-cell>
          <table:table-cell office:value-type="float" office:value="0.270487308321929" calcext:value-type="float">
            <text:p>0,270487308321929</text:p>
          </table:table-cell>
          <table:table-cell office:value-type="float" office:value="0.476178640626611" calcext:value-type="float">
            <text:p>0,476178640626611</text:p>
          </table:table-cell>
          <table:table-cell office:value-type="float" office:value="0.69627442476229" calcext:value-type="float">
            <text:p>0,69627442476229</text:p>
          </table:table-cell>
          <table:table-cell office:value-type="float" office:value="0.199995620734409" calcext:value-type="float">
            <text:p>0,199995620734409</text:p>
          </table:table-cell>
          <table:table-cell office:value-type="float" office:value="0.270323430068574" calcext:value-type="float">
            <text:p>0,270323430068574</text:p>
          </table:table-cell>
          <table:table-cell table:number-columns-repeated="9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45795080970156" calcext:value-type="float">
            <text:p>0,0345795080970156</text:p>
          </table:table-cell>
          <table:table-cell office:value-type="float" office:value="0.0378948953422444" calcext:value-type="float">
            <text:p>0,0378948953422444</text:p>
          </table:table-cell>
          <table:table-cell office:value-type="float" office:value="0.0303456879128736" calcext:value-type="float">
            <text:p>0,0303456879128736</text:p>
          </table:table-cell>
          <table:table-cell office:value-type="float" office:value="0.0289905207763036" calcext:value-type="float">
            <text:p>0,0289905207763036</text:p>
          </table:table-cell>
          <table:table-cell office:value-type="float" office:value="0.0927082677407255" calcext:value-type="float">
            <text:p>0,0927082677407255</text:p>
          </table:table-cell>
          <table:table-cell office:value-type="float" office:value="0.0975095970840606" calcext:value-type="float">
            <text:p>0,0975095970840606</text:p>
          </table:table-cell>
          <table:table-cell office:value-type="float" office:value="0.0777107441436208" calcext:value-type="float">
            <text:p>0,0777107441436208</text:p>
          </table:table-cell>
          <table:table-cell office:value-type="float" office:value="0.0810387280546896" calcext:value-type="float">
            <text:p>0,0810387280546896</text:p>
          </table:table-cell>
          <table:table-cell office:value-type="float" office:value="0.70017057763175" calcext:value-type="float">
            <text:p>0,70017057763175</text:p>
          </table:table-cell>
          <table:table-cell office:value-type="float" office:value="0.71271524442812" calcext:value-type="float">
            <text:p>0,71271524442812</text:p>
          </table:table-cell>
          <table:table-cell office:value-type="float" office:value="0.70017057763175" calcext:value-type="float">
            <text:p>0,70017057763175</text:p>
          </table:table-cell>
          <table:table-cell office:value-type="float" office:value="0.71271524442812" calcext:value-type="float">
            <text:p>0,71271524442812</text:p>
          </table:table-cell>
          <table:table-cell office:value-type="float" office:value="0.599974134898649" calcext:value-type="float">
            <text:p>0,599974134898649</text:p>
          </table:table-cell>
          <table:table-cell office:value-type="float" office:value="0.606092608158974" calcext:value-type="float">
            <text:p>0,606092608158974</text:p>
          </table:table-cell>
          <table:table-cell office:value-type="float" office:value="0.599804360854737" calcext:value-type="float">
            <text:p>0,599804360854737</text:p>
          </table:table-cell>
          <table:table-cell office:value-type="float" office:value="0.606071889943057" calcext:value-type="float">
            <text:p>0,606071889943057</text:p>
          </table:table-cell>
          <table:table-cell office:value-type="float" office:value="0.204087405290062" calcext:value-type="float">
            <text:p>0,204087405290062</text:p>
          </table:table-cell>
          <table:table-cell office:value-type="float" office:value="0.204963395323437" calcext:value-type="float">
            <text:p>0,204963395323437</text:p>
          </table:table-cell>
          <table:table-cell office:value-type="float" office:value="0.203992756811791" calcext:value-type="float">
            <text:p>0,203992756811791</text:p>
          </table:table-cell>
          <table:table-cell office:value-type="float" office:value="0.204883059690858" calcext:value-type="float">
            <text:p>0,204883059690858</text:p>
          </table:table-cell>
          <table:table-cell office:value-type="float" office:value="0.245012311616093" calcext:value-type="float">
            <text:p>0,245012311616093</text:p>
          </table:table-cell>
          <table:table-cell office:value-type="float" office:value="0.290989031187761" calcext:value-type="float">
            <text:p>0,290989031187761</text:p>
          </table:table-cell>
          <table:table-cell office:value-type="float" office:value="0.0899165105838958" calcext:value-type="float">
            <text:p>0,0899165105838958</text:p>
          </table:table-cell>
          <table:table-cell office:value-type="float" office:value="0.102441785579516" calcext:value-type="float">
            <text:p>0,102441785579516</text:p>
          </table:table-cell>
          <table:table-cell office:value-type="float" office:value="0.158311984697549" calcext:value-type="float">
            <text:p>0,158311984697549</text:p>
          </table:table-cell>
          <table:table-cell office:value-type="float" office:value="0.17432121297335" calcext:value-type="float">
            <text:p>0,17432121297335</text:p>
          </table:table-cell>
          <table:table-cell office:value-type="float" office:value="0.104763041093188" calcext:value-type="float">
            <text:p>0,104763041093188</text:p>
          </table:table-cell>
          <table:table-cell office:value-type="float" office:value="0.106977704538808" calcext:value-type="float">
            <text:p>0,106977704538808</text:p>
          </table:table-cell>
          <table:table-cell office:value-type="float" office:value="0.217799387055547" calcext:value-type="float">
            <text:p>0,217799387055547</text:p>
          </table:table-cell>
          <table:table-cell office:value-type="float" office:value="0.28860805777721" calcext:value-type="float">
            <text:p>0,28860805777721</text:p>
          </table:table-cell>
          <table:table-cell office:value-type="float" office:value="0.0902847603191511" calcext:value-type="float">
            <text:p>0,0902847603191511</text:p>
          </table:table-cell>
          <table:table-cell office:value-type="float" office:value="0.103404560942723" calcext:value-type="float">
            <text:p>0,103404560942723</text:p>
          </table:table-cell>
          <table:table-cell office:value-type="float" office:value="0.159262281723926" calcext:value-type="float">
            <text:p>0,159262281723926</text:p>
          </table:table-cell>
          <table:table-cell office:value-type="float" office:value="0.180540830993089" calcext:value-type="float">
            <text:p>0,180540830993089</text:p>
          </table:table-cell>
          <table:table-cell office:value-type="float" office:value="0.104473487467759" calcext:value-type="float">
            <text:p>0,104473487467759</text:p>
          </table:table-cell>
          <table:table-cell office:value-type="float" office:value="0.108229351932919" calcext:value-type="float">
            <text:p>0,108229351932919</text:p>
          </table:table-cell>
          <table:table-cell office:value-type="float" office:value="0.836475718232104" calcext:value-type="float">
            <text:p>0,836475718232104</text:p>
          </table:table-cell>
          <table:table-cell office:value-type="float" office:value="0.944882786700677" calcext:value-type="float">
            <text:p>0,944882786700677</text:p>
          </table:table-cell>
          <table:table-cell office:value-type="float" office:value="0.20709830221096" calcext:value-type="float">
            <text:p>0,20709830221096</text:p>
          </table:table-cell>
          <table:table-cell office:value-type="float" office:value="0.283369510306351" calcext:value-type="float">
            <text:p>0,283369510306351</text:p>
          </table:table-cell>
          <table:table-cell office:value-type="float" office:value="0.463803784560253" calcext:value-type="float">
            <text:p>0,463803784560253</text:p>
          </table:table-cell>
          <table:table-cell office:value-type="float" office:value="0.536409653989784" calcext:value-type="float">
            <text:p>0,536409653989784</text:p>
          </table:table-cell>
          <table:table-cell office:value-type="float" office:value="0.202652353542198" calcext:value-type="float">
            <text:p>0,202652353542198</text:p>
          </table:table-cell>
          <table:table-cell office:value-type="float" office:value="0.274097854127484" calcext:value-type="float">
            <text:p>0,274097854127484</text:p>
          </table:table-cell>
          <table:table-cell office:value-type="float" office:value="0.571697889498914" calcext:value-type="float">
            <text:p>0,571697889498914</text:p>
          </table:table-cell>
          <table:table-cell office:value-type="float" office:value="0.948559994870837" calcext:value-type="float">
            <text:p>0,948559994870837</text:p>
          </table:table-cell>
          <table:table-cell office:value-type="float" office:value="0.202337207372125" calcext:value-type="float">
            <text:p>0,202337207372125</text:p>
          </table:table-cell>
          <table:table-cell office:value-type="float" office:value="0.278604004173283" calcext:value-type="float">
            <text:p>0,278604004173283</text:p>
          </table:table-cell>
          <table:table-cell office:value-type="float" office:value="0.457868756403901" calcext:value-type="float">
            <text:p>0,457868756403901</text:p>
          </table:table-cell>
          <table:table-cell office:value-type="float" office:value="0.50535859043041" calcext:value-type="float">
            <text:p>0,50535859043041</text:p>
          </table:table-cell>
          <table:table-cell office:value-type="float" office:value="0.197891267821415" calcext:value-type="float">
            <text:p>0,197891267821415</text:p>
          </table:table-cell>
          <table:table-cell office:value-type="float" office:value="0.269332347994416" calcext:value-type="float">
            <text:p>0,269332347994416</text:p>
          </table:table-cell>
          <table:table-cell table:number-columns-repeated="97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50313784596642" calcext:value-type="float">
            <text:p>0,0350313784596642</text:p>
          </table:table-cell>
          <table:table-cell office:value-type="float" office:value="0.0278884815293044" calcext:value-type="float">
            <text:p>0,0278884815293044</text:p>
          </table:table-cell>
          <table:table-cell office:value-type="float" office:value="0.041199216339647" calcext:value-type="float">
            <text:p>0,041199216339647</text:p>
          </table:table-cell>
          <table:table-cell office:value-type="float" office:value="0.0335176485809904" calcext:value-type="float">
            <text:p>0,0335176485809904</text:p>
          </table:table-cell>
          <table:table-cell office:value-type="float" office:value="0.0851784165547717" calcext:value-type="float">
            <text:p>0,0851784165547717</text:p>
          </table:table-cell>
          <table:table-cell office:value-type="float" office:value="0.0748643972444408" calcext:value-type="float">
            <text:p>0,0748643972444408</text:p>
          </table:table-cell>
          <table:table-cell office:value-type="float" office:value="0.0961099503735857" calcext:value-type="float">
            <text:p>0,0961099503735857</text:p>
          </table:table-cell>
          <table:table-cell office:value-type="float" office:value="0.089054549154674" calcext:value-type="float">
            <text:p>0,089054549154674</text:p>
          </table:table-cell>
          <table:table-cell office:value-type="float" office:value="0.721677901827011" calcext:value-type="float">
            <text:p>0,721677901827011</text:p>
          </table:table-cell>
          <table:table-cell office:value-type="float" office:value="0.71063354978237" calcext:value-type="float">
            <text:p>0,71063354978237</text:p>
          </table:table-cell>
          <table:table-cell office:value-type="float" office:value="0.721677901827011" calcext:value-type="float">
            <text:p>0,721677901827011</text:p>
          </table:table-cell>
          <table:table-cell office:value-type="float" office:value="0.710633552092326" calcext:value-type="float">
            <text:p>0,710633552092326</text:p>
          </table:table-cell>
          <table:table-cell office:value-type="float" office:value="0.605741895399171" calcext:value-type="float">
            <text:p>0,605741895399171</text:p>
          </table:table-cell>
          <table:table-cell office:value-type="float" office:value="0.609550406755762" calcext:value-type="float">
            <text:p>0,609550406755762</text:p>
          </table:table-cell>
          <table:table-cell office:value-type="float" office:value="0.605744088231233" calcext:value-type="float">
            <text:p>0,605744088231233</text:p>
          </table:table-cell>
          <table:table-cell office:value-type="float" office:value="0.609473304508895" calcext:value-type="float">
            <text:p>0,609473304508895</text:p>
          </table:table-cell>
          <table:table-cell office:value-type="float" office:value="0.204126314593906" calcext:value-type="float">
            <text:p>0,204126314593906</text:p>
          </table:table-cell>
          <table:table-cell office:value-type="float" office:value="0.205572224956884" calcext:value-type="float">
            <text:p>0,205572224956884</text:p>
          </table:table-cell>
          <table:table-cell office:value-type="float" office:value="0.204193690244766" calcext:value-type="float">
            <text:p>0,204193690244766</text:p>
          </table:table-cell>
          <table:table-cell office:value-type="float" office:value="0.205609856584272" calcext:value-type="float">
            <text:p>0,205609856584272</text:p>
          </table:table-cell>
          <table:table-cell office:value-type="float" office:value="0.169389865533921" calcext:value-type="float">
            <text:p>0,169389865533921</text:p>
          </table:table-cell>
          <table:table-cell office:value-type="float" office:value="0.222559009217238" calcext:value-type="float">
            <text:p>0,222559009217238</text:p>
          </table:table-cell>
          <table:table-cell office:value-type="float" office:value="0.10746525893723" calcext:value-type="float">
            <text:p>0,10746525893723</text:p>
          </table:table-cell>
          <table:table-cell office:value-type="float" office:value="0.11086444654842" calcext:value-type="float">
            <text:p>0,11086444654842</text:p>
          </table:table-cell>
          <table:table-cell office:value-type="float" office:value="0.148971118736599" calcext:value-type="float">
            <text:p>0,148971118736599</text:p>
          </table:table-cell>
          <table:table-cell office:value-type="float" office:value="0.179453759940126" calcext:value-type="float">
            <text:p>0,179453759940126</text:p>
          </table:table-cell>
          <table:table-cell office:value-type="float" office:value="0.102447202772898" calcext:value-type="float">
            <text:p>0,102447202772898</text:p>
          </table:table-cell>
          <table:table-cell office:value-type="float" office:value="0.107226867407534" calcext:value-type="float">
            <text:p>0,107226867407534</text:p>
          </table:table-cell>
          <table:table-cell office:value-type="float" office:value="0.171185161970761" calcext:value-type="float">
            <text:p>0,171185161970761</text:p>
          </table:table-cell>
          <table:table-cell office:value-type="float" office:value="0.226316491234658" calcext:value-type="float">
            <text:p>0,226316491234658</text:p>
          </table:table-cell>
          <table:table-cell office:value-type="float" office:value="0.107747450664282" calcext:value-type="float">
            <text:p>0,107747450664282</text:p>
          </table:table-cell>
          <table:table-cell office:value-type="float" office:value="0.10974282525239" calcext:value-type="float">
            <text:p>0,10974282525239</text:p>
          </table:table-cell>
          <table:table-cell office:value-type="float" office:value="0.151231579395053" calcext:value-type="float">
            <text:p>0,151231579395053</text:p>
          </table:table-cell>
          <table:table-cell office:value-type="float" office:value="0.170140989430291" calcext:value-type="float">
            <text:p>0,170140989430291</text:p>
          </table:table-cell>
          <table:table-cell office:value-type="float" office:value="0.102380119375474" calcext:value-type="float">
            <text:p>0,102380119375474</text:p>
          </table:table-cell>
          <table:table-cell office:value-type="float" office:value="0.106095550122401" calcext:value-type="float">
            <text:p>0,106095550122401</text:p>
          </table:table-cell>
          <table:table-cell office:value-type="float" office:value="0.459938078608712" calcext:value-type="float">
            <text:p>0,459938078608712</text:p>
          </table:table-cell>
          <table:table-cell office:value-type="float" office:value="0.71223646654397" calcext:value-type="float">
            <text:p>0,71223646654397</text:p>
          </table:table-cell>
          <table:table-cell office:value-type="float" office:value="0.21530382504145" calcext:value-type="float">
            <text:p>0,21530382504145</text:p>
          </table:table-cell>
          <table:table-cell office:value-type="float" office:value="0.283124719697416" calcext:value-type="float">
            <text:p>0,283124719697416</text:p>
          </table:table-cell>
          <table:table-cell office:value-type="float" office:value="0.406973020270492" calcext:value-type="float">
            <text:p>0,406973020270492</text:p>
          </table:table-cell>
          <table:table-cell office:value-type="float" office:value="0.491692913780993" calcext:value-type="float">
            <text:p>0,491692913780993</text:p>
          </table:table-cell>
          <table:table-cell office:value-type="float" office:value="0.192547037663545" calcext:value-type="float">
            <text:p>0,192547037663545</text:p>
          </table:table-cell>
          <table:table-cell office:value-type="float" office:value="0.271513407666087" calcext:value-type="float">
            <text:p>0,271513407666087</text:p>
          </table:table-cell>
          <table:table-cell office:value-type="float" office:value="0.45897257525865" calcext:value-type="float">
            <text:p>0,45897257525865</text:p>
          </table:table-cell>
          <table:table-cell office:value-type="float" office:value="0.708656259836131" calcext:value-type="float">
            <text:p>0,708656259836131</text:p>
          </table:table-cell>
          <table:table-cell office:value-type="float" office:value="0.212284528281508" calcext:value-type="float">
            <text:p>0,212284528281508</text:p>
          </table:table-cell>
          <table:table-cell office:value-type="float" office:value="0.280151656307237" calcext:value-type="float">
            <text:p>0,280151656307237</text:p>
          </table:table-cell>
          <table:table-cell office:value-type="float" office:value="0.405954433758435" calcext:value-type="float">
            <text:p>0,405954433758435</text:p>
          </table:table-cell>
          <table:table-cell office:value-type="float" office:value="0.487182452580521" calcext:value-type="float">
            <text:p>0,487182452580521</text:p>
          </table:table-cell>
          <table:table-cell office:value-type="float" office:value="0.196216973569305" calcext:value-type="float">
            <text:p>0,196216973569305</text:p>
          </table:table-cell>
          <table:table-cell office:value-type="float" office:value="0.275187110184292" calcext:value-type="float">
            <text:p>0,275187110184292</text:p>
          </table:table-cell>
          <table:table-cell table:number-columns-repeated="97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18200704753989" calcext:value-type="float">
            <text:p>0,0318200704753989</text:p>
          </table:table-cell>
          <table:table-cell office:value-type="float" office:value="0.0326255883318098" calcext:value-type="float">
            <text:p>0,0326255883318098</text:p>
          </table:table-cell>
          <table:table-cell office:value-type="float" office:value="0.0232584176625591" calcext:value-type="float">
            <text:p>0,0232584176625591</text:p>
          </table:table-cell>
          <table:table-cell office:value-type="float" office:value="0.0231941070136479" calcext:value-type="float">
            <text:p>0,0231941070136479</text:p>
          </table:table-cell>
          <table:table-cell office:value-type="float" office:value="0.101161976553442" calcext:value-type="float">
            <text:p>0,101161976553442</text:p>
          </table:table-cell>
          <table:table-cell office:value-type="float" office:value="0.0962029635941348" calcext:value-type="float">
            <text:p>0,0962029635941348</text:p>
          </table:table-cell>
          <table:table-cell office:value-type="float" office:value="0.0731592407101391" calcext:value-type="float">
            <text:p>0,0731592407101391</text:p>
          </table:table-cell>
          <table:table-cell office:value-type="float" office:value="0.0721829732517318" calcext:value-type="float">
            <text:p>0,0721829732517318</text:p>
          </table:table-cell>
          <table:table-cell office:value-type="float" office:value="0.718012337059114" calcext:value-type="float">
            <text:p>0,718012337059114</text:p>
          </table:table-cell>
          <table:table-cell office:value-type="float" office:value="0.70892930282526" calcext:value-type="float">
            <text:p>0,70892930282526</text:p>
          </table:table-cell>
          <table:table-cell office:value-type="float" office:value="0.718012337059114" calcext:value-type="float">
            <text:p>0,718012337059114</text:p>
          </table:table-cell>
          <table:table-cell office:value-type="float" office:value="0.70892930282526" calcext:value-type="float">
            <text:p>0,70892930282526</text:p>
          </table:table-cell>
          <table:table-cell office:value-type="float" office:value="0.611223263196025" calcext:value-type="float">
            <text:p>0,611223263196025</text:p>
          </table:table-cell>
          <table:table-cell office:value-type="float" office:value="0.603887410109312" calcext:value-type="float">
            <text:p>0,603887410109312</text:p>
          </table:table-cell>
          <table:table-cell office:value-type="float" office:value="0.61138217147523" calcext:value-type="float">
            <text:p>0,61138217147523</text:p>
          </table:table-cell>
          <table:table-cell office:value-type="float" office:value="0.603794453373836" calcext:value-type="float">
            <text:p>0,603794453373836</text:p>
          </table:table-cell>
          <table:table-cell office:value-type="float" office:value="0.207153630510563" calcext:value-type="float">
            <text:p>0,207153630510563</text:p>
          </table:table-cell>
          <table:table-cell office:value-type="float" office:value="0.205255477686261" calcext:value-type="float">
            <text:p>0,205255477686261</text:p>
          </table:table-cell>
          <table:table-cell office:value-type="float" office:value="0.20712637741627" calcext:value-type="float">
            <text:p>0,20712637741627</text:p>
          </table:table-cell>
          <table:table-cell office:value-type="float" office:value="0.205170426876112" calcext:value-type="float">
            <text:p>0,205170426876112</text:p>
          </table:table-cell>
          <table:table-cell office:value-type="float" office:value="0.172640927258454" calcext:value-type="float">
            <text:p>0,172640927258454</text:p>
          </table:table-cell>
          <table:table-cell office:value-type="float" office:value="0.263265733796152" calcext:value-type="float">
            <text:p>0,263265733796152</text:p>
          </table:table-cell>
          <table:table-cell office:value-type="float" office:value="0.112966966733016" calcext:value-type="float">
            <text:p>0,112966966733016</text:p>
          </table:table-cell>
          <table:table-cell office:value-type="float" office:value="0.119780672947942" calcext:value-type="float">
            <text:p>0,119780672947942</text:p>
          </table:table-cell>
          <table:table-cell office:value-type="float" office:value="0.177597071961013" calcext:value-type="float">
            <text:p>0,177597071961013</text:p>
          </table:table-cell>
          <table:table-cell office:value-type="float" office:value="0.211494938684583" calcext:value-type="float">
            <text:p>0,211494938684583</text:p>
          </table:table-cell>
          <table:table-cell office:value-type="float" office:value="0.103510972702692" calcext:value-type="float">
            <text:p>0,103510972702692</text:p>
          </table:table-cell>
          <table:table-cell office:value-type="float" office:value="0.105260252545324" calcext:value-type="float">
            <text:p>0,105260252545324</text:p>
          </table:table-cell>
          <table:table-cell office:value-type="float" office:value="0.202929628921255" calcext:value-type="float">
            <text:p>0,202929628921255</text:p>
          </table:table-cell>
          <table:table-cell office:value-type="float" office:value="0.247931761408415" calcext:value-type="float">
            <text:p>0,247931761408415</text:p>
          </table:table-cell>
          <table:table-cell office:value-type="float" office:value="0.113481469971517" calcext:value-type="float">
            <text:p>0,113481469971517</text:p>
          </table:table-cell>
          <table:table-cell office:value-type="float" office:value="0.121195498966064" calcext:value-type="float">
            <text:p>0,121195498966064</text:p>
          </table:table-cell>
          <table:table-cell office:value-type="float" office:value="0.166794553725046" calcext:value-type="float">
            <text:p>0,166794553725046</text:p>
          </table:table-cell>
          <table:table-cell office:value-type="float" office:value="0.189459771406389" calcext:value-type="float">
            <text:p>0,189459771406389</text:p>
          </table:table-cell>
          <table:table-cell office:value-type="float" office:value="0.104029661258278" calcext:value-type="float">
            <text:p>0,104029661258278</text:p>
          </table:table-cell>
          <table:table-cell office:value-type="float" office:value="0.106700154494797" calcext:value-type="float">
            <text:p>0,106700154494797</text:p>
          </table:table-cell>
          <table:table-cell office:value-type="float" office:value="0.488892616328819" calcext:value-type="float">
            <text:p>0,488892616328819</text:p>
          </table:table-cell>
          <table:table-cell office:value-type="float" office:value="0.975077272552642" calcext:value-type="float">
            <text:p>0,975077272552642</text:p>
          </table:table-cell>
          <table:table-cell office:value-type="float" office:value="0.229618659644629" calcext:value-type="float">
            <text:p>0,229618659644629</text:p>
          </table:table-cell>
          <table:table-cell office:value-type="float" office:value="0.284851747576831" calcext:value-type="float">
            <text:p>0,284851747576831</text:p>
          </table:table-cell>
          <table:table-cell office:value-type="float" office:value="0.423498624191655" calcext:value-type="float">
            <text:p>0,423498624191655</text:p>
          </table:table-cell>
          <table:table-cell office:value-type="float" office:value="0.546538018080377" calcext:value-type="float">
            <text:p>0,546538018080377</text:p>
          </table:table-cell>
          <table:table-cell office:value-type="float" office:value="0.203189220498494" calcext:value-type="float">
            <text:p>0,203189220498494</text:p>
          </table:table-cell>
          <table:table-cell office:value-type="float" office:value="0.279163281166107" calcext:value-type="float">
            <text:p>0,279163281166107</text:p>
          </table:table-cell>
          <table:table-cell office:value-type="float" office:value="0.439857253961403" calcext:value-type="float">
            <text:p>0,439857253961403</text:p>
          </table:table-cell>
          <table:table-cell office:value-type="float" office:value="0.804903623242368" calcext:value-type="float">
            <text:p>0,804903623242368</text:p>
          </table:table-cell>
          <table:table-cell office:value-type="float" office:value="0.232487484019542" calcext:value-type="float">
            <text:p>0,232487484019542</text:p>
          </table:table-cell>
          <table:table-cell office:value-type="float" office:value="0.285799277050586" calcext:value-type="float">
            <text:p>0,285799277050586</text:p>
          </table:table-cell>
          <table:table-cell office:value-type="float" office:value="0.406527274952504" calcext:value-type="float">
            <text:p>0,406527274952504</text:p>
          </table:table-cell>
          <table:table-cell office:value-type="float" office:value="0.52195046500224" calcext:value-type="float">
            <text:p>0,52195046500224</text:p>
          </table:table-cell>
          <table:table-cell office:value-type="float" office:value="0.196711576983587" calcext:value-type="float">
            <text:p>0,196711576983587</text:p>
          </table:table-cell>
          <table:table-cell office:value-type="float" office:value="0.272680408827961" calcext:value-type="float">
            <text:p>0,272680408827961</text:p>
          </table:table-cell>
          <table:table-cell table:number-columns-repeated="97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2221209635833" calcext:value-type="float">
            <text:p>0,022221209635833</text:p>
          </table:table-cell>
          <table:table-cell office:value-type="float" office:value="0.0235383176400317" calcext:value-type="float">
            <text:p>0,0235383176400317</text:p>
          </table:table-cell>
          <table:table-cell office:value-type="float" office:value="0.0159878270637982" calcext:value-type="float">
            <text:p>0,0159878270637982</text:p>
          </table:table-cell>
          <table:table-cell office:value-type="float" office:value="0.0174253614159406" calcext:value-type="float">
            <text:p>0,0174253614159406</text:p>
          </table:table-cell>
          <table:table-cell office:value-type="float" office:value="0.0980517302553371" calcext:value-type="float">
            <text:p>0,0980517302553371</text:p>
          </table:table-cell>
          <table:table-cell office:value-type="float" office:value="0.0904505530217557" calcext:value-type="float">
            <text:p>0,0904505530217557</text:p>
          </table:table-cell>
          <table:table-cell office:value-type="float" office:value="0.0817108572913959" calcext:value-type="float">
            <text:p>0,0817108572913959</text:p>
          </table:table-cell>
          <table:table-cell office:value-type="float" office:value="0.0734733620012244" calcext:value-type="float">
            <text:p>0,0734733620012244</text:p>
          </table:table-cell>
          <table:table-cell office:value-type="float" office:value="0.715359153909387" calcext:value-type="float">
            <text:p>0,715359153909387</text:p>
          </table:table-cell>
          <table:table-cell office:value-type="float" office:value="0.708152200056175" calcext:value-type="float">
            <text:p>0,708152200056175</text:p>
          </table:table-cell>
          <table:table-cell office:value-type="float" office:value="0.715359153909387" calcext:value-type="float">
            <text:p>0,715359153909387</text:p>
          </table:table-cell>
          <table:table-cell office:value-type="float" office:value="0.708152200056175" calcext:value-type="float">
            <text:p>0,708152200056175</text:p>
          </table:table-cell>
          <table:table-cell office:value-type="float" office:value="0.610424792848156" calcext:value-type="float">
            <text:p>0,610424792848156</text:p>
          </table:table-cell>
          <table:table-cell office:value-type="float" office:value="0.60543121908525" calcext:value-type="float">
            <text:p>0,60543121908525</text:p>
          </table:table-cell>
          <table:table-cell office:value-type="float" office:value="0.610506985548525" calcext:value-type="float">
            <text:p>0,610506985548525</text:p>
          </table:table-cell>
          <table:table-cell office:value-type="float" office:value="0.605394819411144" calcext:value-type="float">
            <text:p>0,605394819411144</text:p>
          </table:table-cell>
          <table:table-cell office:value-type="float" office:value="0.207831267325948" calcext:value-type="float">
            <text:p>0,207831267325948</text:p>
          </table:table-cell>
          <table:table-cell office:value-type="float" office:value="0.206802079594746" calcext:value-type="float">
            <text:p>0,206802079594746</text:p>
          </table:table-cell>
          <table:table-cell office:value-type="float" office:value="0.207824023542271" calcext:value-type="float">
            <text:p>0,207824023542271</text:p>
          </table:table-cell>
          <table:table-cell office:value-type="float" office:value="0.206776914730711" calcext:value-type="float">
            <text:p>0,206776914730711</text:p>
          </table:table-cell>
          <table:table-cell office:value-type="float" office:value="0.184639764626641" calcext:value-type="float">
            <text:p>0,184639764626641</text:p>
          </table:table-cell>
          <table:table-cell office:value-type="float" office:value="0.298813340053944" calcext:value-type="float">
            <text:p>0,298813340053944</text:p>
          </table:table-cell>
          <table:table-cell office:value-type="float" office:value="0.114187449620897" calcext:value-type="float">
            <text:p>0,114187449620897</text:p>
          </table:table-cell>
          <table:table-cell office:value-type="float" office:value="0.121719491114688" calcext:value-type="float">
            <text:p>0,121719491114688</text:p>
          </table:table-cell>
          <table:table-cell office:value-type="float" office:value="0.194383807029245" calcext:value-type="float">
            <text:p>0,194383807029245</text:p>
          </table:table-cell>
          <table:table-cell office:value-type="float" office:value="0.228414535581224" calcext:value-type="float">
            <text:p>0,228414535581224</text:p>
          </table:table-cell>
          <table:table-cell office:value-type="float" office:value="0.1086487181865" calcext:value-type="float">
            <text:p>0,1086487181865</text:p>
          </table:table-cell>
          <table:table-cell office:value-type="float" office:value="0.112564262941979" calcext:value-type="float">
            <text:p>0,112564262941979</text:p>
          </table:table-cell>
          <table:table-cell office:value-type="float" office:value="0.200222728775" calcext:value-type="float">
            <text:p>0,200222728775</text:p>
          </table:table-cell>
          <table:table-cell office:value-type="float" office:value="0.29087088783312" calcext:value-type="float">
            <text:p>0,29087088783312</text:p>
          </table:table-cell>
          <table:table-cell office:value-type="float" office:value="0.114570307435314" calcext:value-type="float">
            <text:p>0,114570307435314</text:p>
          </table:table-cell>
          <table:table-cell office:value-type="float" office:value="0.122682345382548" calcext:value-type="float">
            <text:p>0,122682345382548</text:p>
          </table:table-cell>
          <table:table-cell office:value-type="float" office:value="0.198240243412967" calcext:value-type="float">
            <text:p>0,198240243412967</text:p>
          </table:table-cell>
          <table:table-cell office:value-type="float" office:value="0.215048161429341" calcext:value-type="float">
            <text:p>0,215048161429341</text:p>
          </table:table-cell>
          <table:table-cell office:value-type="float" office:value="0.108454566534367" calcext:value-type="float">
            <text:p>0,108454566534367</text:p>
          </table:table-cell>
          <table:table-cell office:value-type="float" office:value="0.113525009450405" calcext:value-type="float">
            <text:p>0,113525009450405</text:p>
          </table:table-cell>
          <table:table-cell office:value-type="float" office:value="0.437459497772105" calcext:value-type="float">
            <text:p>0,437459497772105</text:p>
          </table:table-cell>
          <table:table-cell office:value-type="float" office:value="0.906828515052731" calcext:value-type="float">
            <text:p>0,906828515052731</text:p>
          </table:table-cell>
          <table:table-cell office:value-type="float" office:value="0.230559931002188" calcext:value-type="float">
            <text:p>0,230559931002188</text:p>
          </table:table-cell>
          <table:table-cell office:value-type="float" office:value="0.284174922301103" calcext:value-type="float">
            <text:p>0,284174922301103</text:p>
          </table:table-cell>
          <table:table-cell office:value-type="float" office:value="0.458831207835736" calcext:value-type="float">
            <text:p>0,458831207835736</text:p>
          </table:table-cell>
          <table:table-cell office:value-type="float" office:value="0.817526290111644" calcext:value-type="float">
            <text:p>0,817526290111644</text:p>
          </table:table-cell>
          <table:table-cell office:value-type="float" office:value="0.206153063934749" calcext:value-type="float">
            <text:p>0,206153063934749</text:p>
          </table:table-cell>
          <table:table-cell office:value-type="float" office:value="0.273669135675839" calcext:value-type="float">
            <text:p>0,273669135675839</text:p>
          </table:table-cell>
          <table:table-cell office:value-type="float" office:value="0.436098850575353" calcext:value-type="float">
            <text:p>0,436098850575353</text:p>
          </table:table-cell>
          <table:table-cell office:value-type="float" office:value="0.910986438523464" calcext:value-type="float">
            <text:p>0,910986438523464</text:p>
          </table:table-cell>
          <table:table-cell office:value-type="float" office:value="0.234368762632728" calcext:value-type="float">
            <text:p>0,234368762632728</text:p>
          </table:table-cell>
          <table:table-cell office:value-type="float" office:value="0.287070859945067" calcext:value-type="float">
            <text:p>0,287070859945067</text:p>
          </table:table-cell>
          <table:table-cell office:value-type="float" office:value="0.463693443077377" calcext:value-type="float">
            <text:p>0,463693443077377</text:p>
          </table:table-cell>
          <table:table-cell office:value-type="float" office:value="0.631026129725709" calcext:value-type="float">
            <text:p>0,631026129725709</text:p>
          </table:table-cell>
          <table:table-cell office:value-type="float" office:value="0.208491155779158" calcext:value-type="float">
            <text:p>0,208491155779158</text:p>
          </table:table-cell>
          <table:table-cell office:value-type="float" office:value="0.269601249074914" calcext:value-type="float">
            <text:p>0,269601249074914</text:p>
          </table:table-cell>
          <table:table-cell table:number-columns-repeated="97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30144332451112" calcext:value-type="float">
            <text:p>0,0330144332451112</text:p>
          </table:table-cell>
          <table:table-cell office:value-type="float" office:value="0.0305756349973707" calcext:value-type="float">
            <text:p>0,0305756349973707</text:p>
          </table:table-cell>
          <table:table-cell office:value-type="float" office:value="0.0320641362215492" calcext:value-type="float">
            <text:p>0,0320641362215492</text:p>
          </table:table-cell>
          <table:table-cell office:value-type="float" office:value="0.029852702577443" calcext:value-type="float">
            <text:p>0,029852702577443</text:p>
          </table:table-cell>
          <table:table-cell office:value-type="float" office:value="0.0824328019928801" calcext:value-type="float">
            <text:p>0,0824328019928801</text:p>
          </table:table-cell>
          <table:table-cell office:value-type="float" office:value="0.0867715209583901" calcext:value-type="float">
            <text:p>0,0867715209583901</text:p>
          </table:table-cell>
          <table:table-cell office:value-type="float" office:value="0.0821598776087863" calcext:value-type="float">
            <text:p>0,0821598776087863</text:p>
          </table:table-cell>
          <table:table-cell office:value-type="float" office:value="0.0852654144821824" calcext:value-type="float">
            <text:p>0,0852654144821824</text:p>
          </table:table-cell>
          <table:table-cell office:value-type="float" office:value="0.714361537440842" calcext:value-type="float">
            <text:p>0,714361537440842</text:p>
          </table:table-cell>
          <table:table-cell office:value-type="float" office:value="0.711616531876004" calcext:value-type="float">
            <text:p>0,711616531876004</text:p>
          </table:table-cell>
          <table:table-cell office:value-type="float" office:value="0.714361537440842" calcext:value-type="float">
            <text:p>0,714361537440842</text:p>
          </table:table-cell>
          <table:table-cell office:value-type="float" office:value="0.711616531876004" calcext:value-type="float">
            <text:p>0,711616531876004</text:p>
          </table:table-cell>
          <table:table-cell office:value-type="float" office:value="0.612736308197283" calcext:value-type="float">
            <text:p>0,612736308197283</text:p>
          </table:table-cell>
          <table:table-cell office:value-type="float" office:value="0.606063208544556" calcext:value-type="float">
            <text:p>0,606063208544556</text:p>
          </table:table-cell>
          <table:table-cell office:value-type="float" office:value="0.612744902409904" calcext:value-type="float">
            <text:p>0,612744902409904</text:p>
          </table:table-cell>
          <table:table-cell office:value-type="float" office:value="0.606063125800703" calcext:value-type="float">
            <text:p>0,606063125800703</text:p>
          </table:table-cell>
          <table:table-cell office:value-type="float" office:value="0.207182930229142" calcext:value-type="float">
            <text:p>0,207182930229142</text:p>
          </table:table-cell>
          <table:table-cell office:value-type="float" office:value="0.205020069092605" calcext:value-type="float">
            <text:p>0,205020069092605</text:p>
          </table:table-cell>
          <table:table-cell office:value-type="float" office:value="0.207181829577901" calcext:value-type="float">
            <text:p>0,207181829577901</text:p>
          </table:table-cell>
          <table:table-cell office:value-type="float" office:value="0.205016820584944" calcext:value-type="float">
            <text:p>0,205016820584944</text:p>
          </table:table-cell>
          <table:table-cell office:value-type="float" office:value="0.275355895494341" calcext:value-type="float">
            <text:p>0,275355895494341</text:p>
          </table:table-cell>
          <table:table-cell office:value-type="float" office:value="0.276182042923249" calcext:value-type="float">
            <text:p>0,276182042923249</text:p>
          </table:table-cell>
          <table:table-cell office:value-type="float" office:value="0.109543354584115" calcext:value-type="float">
            <text:p>0,109543354584115</text:p>
          </table:table-cell>
          <table:table-cell office:value-type="float" office:value="0.114474570347043" calcext:value-type="float">
            <text:p>0,114474570347043</text:p>
          </table:table-cell>
          <table:table-cell office:value-type="float" office:value="0.149662480305168" calcext:value-type="float">
            <text:p>0,149662480305168</text:p>
          </table:table-cell>
          <table:table-cell office:value-type="float" office:value="0.173772002297565" calcext:value-type="float">
            <text:p>0,173772002297565</text:p>
          </table:table-cell>
          <table:table-cell office:value-type="float" office:value="0.103961989436914" calcext:value-type="float">
            <text:p>0,103961989436914</text:p>
          </table:table-cell>
          <table:table-cell office:value-type="float" office:value="0.107414439348483" calcext:value-type="float">
            <text:p>0,107414439348483</text:p>
          </table:table-cell>
          <table:table-cell office:value-type="float" office:value="0.275377835224236" calcext:value-type="float">
            <text:p>0,275377835224236</text:p>
          </table:table-cell>
          <table:table-cell office:value-type="float" office:value="0.276712967966877" calcext:value-type="float">
            <text:p>0,276712967966877</text:p>
          </table:table-cell>
          <table:table-cell office:value-type="float" office:value="0.109560345646382" calcext:value-type="float">
            <text:p>0,109560345646382</text:p>
          </table:table-cell>
          <table:table-cell office:value-type="float" office:value="0.114536653475254" calcext:value-type="float">
            <text:p>0,114536653475254</text:p>
          </table:table-cell>
          <table:table-cell office:value-type="float" office:value="0.149563313513109" calcext:value-type="float">
            <text:p>0,149563313513109</text:p>
          </table:table-cell>
          <table:table-cell office:value-type="float" office:value="0.176158131617507" calcext:value-type="float">
            <text:p>0,176158131617507</text:p>
          </table:table-cell>
          <table:table-cell office:value-type="float" office:value="0.103945511676495" calcext:value-type="float">
            <text:p>0,103945511676495</text:p>
          </table:table-cell>
          <table:table-cell office:value-type="float" office:value="0.107463912698047" calcext:value-type="float">
            <text:p>0,107463912698047</text:p>
          </table:table-cell>
          <table:table-cell office:value-type="float" office:value="0.870907744689827" calcext:value-type="float">
            <text:p>0,870907744689827</text:p>
          </table:table-cell>
          <table:table-cell office:value-type="float" office:value="0.777104121551274" calcext:value-type="float">
            <text:p>0,777104121551274</text:p>
          </table:table-cell>
          <table:table-cell office:value-type="float" office:value="0.203234994621924" calcext:value-type="float">
            <text:p>0,203234994621924</text:p>
          </table:table-cell>
          <table:table-cell office:value-type="float" office:value="0.311999815353732" calcext:value-type="float">
            <text:p>0,311999815353732</text:p>
          </table:table-cell>
          <table:table-cell office:value-type="float" office:value="0.430431972624887" calcext:value-type="float">
            <text:p>0,430431972624887</text:p>
          </table:table-cell>
          <table:table-cell office:value-type="float" office:value="0.473807738615133" calcext:value-type="float">
            <text:p>0,473807738615133</text:p>
          </table:table-cell>
          <table:table-cell office:value-type="float" office:value="0.197948027769825" calcext:value-type="float">
            <text:p>0,197948027769825</text:p>
          </table:table-cell>
          <table:table-cell office:value-type="float" office:value="0.268133490428759" calcext:value-type="float">
            <text:p>0,268133490428759</text:p>
          </table:table-cell>
          <table:table-cell office:value-type="float" office:value="0.871177815976129" calcext:value-type="float">
            <text:p>0,871177815976129</text:p>
          </table:table-cell>
          <table:table-cell office:value-type="float" office:value="0.777376450927279" calcext:value-type="float">
            <text:p>0,777376450927279</text:p>
          </table:table-cell>
          <table:table-cell office:value-type="float" office:value="0.203432934662242" calcext:value-type="float">
            <text:p>0,203432934662242</text:p>
          </table:table-cell>
          <table:table-cell office:value-type="float" office:value="0.312184563374479" calcext:value-type="float">
            <text:p>0,312184563374479</text:p>
          </table:table-cell>
          <table:table-cell office:value-type="float" office:value="0.430498664282792" calcext:value-type="float">
            <text:p>0,430498664282792</text:p>
          </table:table-cell>
          <table:table-cell office:value-type="float" office:value="0.580760944204914" calcext:value-type="float">
            <text:p>0,580760944204914</text:p>
          </table:table-cell>
          <table:table-cell office:value-type="float" office:value="0.197710774325905" calcext:value-type="float">
            <text:p>0,197710774325905</text:p>
          </table:table-cell>
          <table:table-cell office:value-type="float" office:value="0.267896011645483" calcext:value-type="float">
            <text:p>0,267896011645483</text:p>
          </table:table-cell>
          <table:table-cell table:number-columns-repeated="97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75080633867479" calcext:value-type="float">
            <text:p>0,0375080633867479</text:p>
          </table:table-cell>
          <table:table-cell office:value-type="float" office:value="0.0265096880766551" calcext:value-type="float">
            <text:p>0,0265096880766551</text:p>
          </table:table-cell>
          <table:table-cell office:value-type="float" office:value="0.039530138191263" calcext:value-type="float">
            <text:p>0,039530138191263</text:p>
          </table:table-cell>
          <table:table-cell office:value-type="float" office:value="0.0282753547070217" calcext:value-type="float">
            <text:p>0,0282753547070217</text:p>
          </table:table-cell>
          <table:table-cell office:value-type="float" office:value="0.0895066690019415" calcext:value-type="float">
            <text:p>0,0895066690019415</text:p>
          </table:table-cell>
          <table:table-cell office:value-type="float" office:value="0.0914473602882037" calcext:value-type="float">
            <text:p>0,0914473602882037</text:p>
          </table:table-cell>
          <table:table-cell office:value-type="float" office:value="0.0946710744882853" calcext:value-type="float">
            <text:p>0,0946710744882853</text:p>
          </table:table-cell>
          <table:table-cell office:value-type="float" office:value="0.0963973084306901" calcext:value-type="float">
            <text:p>0,0963973084306901</text:p>
          </table:table-cell>
          <table:table-cell office:value-type="float" office:value="0.708083623860701" calcext:value-type="float">
            <text:p>0,708083623860701</text:p>
          </table:table-cell>
          <table:table-cell office:value-type="float" office:value="0.71326206612041" calcext:value-type="float">
            <text:p>0,71326206612041</text:p>
          </table:table-cell>
          <table:table-cell office:value-type="float" office:value="0.708083623860701" calcext:value-type="float">
            <text:p>0,708083623860701</text:p>
          </table:table-cell>
          <table:table-cell office:value-type="float" office:value="0.71326206612041" calcext:value-type="float">
            <text:p>0,71326206612041</text:p>
          </table:table-cell>
          <table:table-cell office:value-type="float" office:value="0.594241493083013" calcext:value-type="float">
            <text:p>0,594241493083013</text:p>
          </table:table-cell>
          <table:table-cell office:value-type="float" office:value="0.608829581577982" calcext:value-type="float">
            <text:p>0,608829581577982</text:p>
          </table:table-cell>
          <table:table-cell office:value-type="float" office:value="0.594336233167541" calcext:value-type="float">
            <text:p>0,594336233167541</text:p>
          </table:table-cell>
          <table:table-cell office:value-type="float" office:value="0.608826192374606" calcext:value-type="float">
            <text:p>0,608826192374606</text:p>
          </table:table-cell>
          <table:table-cell office:value-type="float" office:value="0.201491036899044" calcext:value-type="float">
            <text:p>0,201491036899044</text:p>
          </table:table-cell>
          <table:table-cell office:value-type="float" office:value="0.207114279686042" calcext:value-type="float">
            <text:p>0,207114279686042</text:p>
          </table:table-cell>
          <table:table-cell office:value-type="float" office:value="0.201533765865846" calcext:value-type="float">
            <text:p>0,201533765865846</text:p>
          </table:table-cell>
          <table:table-cell office:value-type="float" office:value="0.207124908574575" calcext:value-type="float">
            <text:p>0,207124908574575</text:p>
          </table:table-cell>
          <table:table-cell office:value-type="float" office:value="0.23847352596122" calcext:value-type="float">
            <text:p>0,23847352596122</text:p>
          </table:table-cell>
          <table:table-cell office:value-type="float" office:value="0.305758701342595" calcext:value-type="float">
            <text:p>0,305758701342595</text:p>
          </table:table-cell>
          <table:table-cell office:value-type="float" office:value="0.104207327758343" calcext:value-type="float">
            <text:p>0,104207327758343</text:p>
          </table:table-cell>
          <table:table-cell office:value-type="float" office:value="0.105713887862862" calcext:value-type="float">
            <text:p>0,105713887862862</text:p>
          </table:table-cell>
          <table:table-cell office:value-type="float" office:value="0.160966001920172" calcext:value-type="float">
            <text:p>0,160966001920172</text:p>
          </table:table-cell>
          <table:table-cell office:value-type="float" office:value="0.175304568587842" calcext:value-type="float">
            <text:p>0,175304568587842</text:p>
          </table:table-cell>
          <table:table-cell office:value-type="float" office:value="0.107553283778687" calcext:value-type="float">
            <text:p>0,107553283778687</text:p>
          </table:table-cell>
          <table:table-cell office:value-type="float" office:value="0.111817381836209" calcext:value-type="float">
            <text:p>0,111817381836209</text:p>
          </table:table-cell>
          <table:table-cell office:value-type="float" office:value="0.239356130776602" calcext:value-type="float">
            <text:p>0,239356130776602</text:p>
          </table:table-cell>
          <table:table-cell office:value-type="float" office:value="0.327828467919705" calcext:value-type="float">
            <text:p>0,327828467919705</text:p>
          </table:table-cell>
          <table:table-cell office:value-type="float" office:value="0.10427488921596" calcext:value-type="float">
            <text:p>0,10427488921596</text:p>
          </table:table-cell>
          <table:table-cell office:value-type="float" office:value="0.105389349061981" calcext:value-type="float">
            <text:p>0,105389349061981</text:p>
          </table:table-cell>
          <table:table-cell office:value-type="float" office:value="0.159461562460689" calcext:value-type="float">
            <text:p>0,159461562460689</text:p>
          </table:table-cell>
          <table:table-cell office:value-type="float" office:value="0.177514182211193" calcext:value-type="float">
            <text:p>0,177514182211193</text:p>
          </table:table-cell>
          <table:table-cell office:value-type="float" office:value="0.107626527462256" calcext:value-type="float">
            <text:p>0,107626527462256</text:p>
          </table:table-cell>
          <table:table-cell office:value-type="float" office:value="0.111541838318598" calcext:value-type="float">
            <text:p>0,111541838318598</text:p>
          </table:table-cell>
          <table:table-cell office:value-type="float" office:value="0.553790944990213" calcext:value-type="float">
            <text:p>0,553790944990213</text:p>
          </table:table-cell>
          <table:table-cell office:value-type="float" office:value="0.942458155692087" calcext:value-type="float">
            <text:p>0,942458155692087</text:p>
          </table:table-cell>
          <table:table-cell office:value-type="float" office:value="0.206247910815185" calcext:value-type="float">
            <text:p>0,206247910815185</text:p>
          </table:table-cell>
          <table:table-cell office:value-type="float" office:value="0.302084665666195" calcext:value-type="float">
            <text:p>0,302084665666195</text:p>
          </table:table-cell>
          <table:table-cell office:value-type="float" office:value="0.412725924296077" calcext:value-type="float">
            <text:p>0,412725924296077</text:p>
          </table:table-cell>
          <table:table-cell office:value-type="float" office:value="0.661264068976014" calcext:value-type="float">
            <text:p>0,661264068976014</text:p>
          </table:table-cell>
          <table:table-cell office:value-type="float" office:value="0.204393193204878" calcext:value-type="float">
            <text:p>0,204393193204878</text:p>
          </table:table-cell>
          <table:table-cell office:value-type="float" office:value="0.276032058552809" calcext:value-type="float">
            <text:p>0,276032058552809</text:p>
          </table:table-cell>
          <table:table-cell office:value-type="float" office:value="0.553411927237444" calcext:value-type="float">
            <text:p>0,553411927237444</text:p>
          </table:table-cell>
          <table:table-cell office:value-type="float" office:value="0.941440201890355" calcext:value-type="float">
            <text:p>0,941440201890355</text:p>
          </table:table-cell>
          <table:table-cell office:value-type="float" office:value="0.205156529059133" calcext:value-type="float">
            <text:p>0,205156529059133</text:p>
          </table:table-cell>
          <table:table-cell office:value-type="float" office:value="0.301283537197987" calcext:value-type="float">
            <text:p>0,301283537197987</text:p>
          </table:table-cell>
          <table:table-cell office:value-type="float" office:value="0.42150540713954" calcext:value-type="float">
            <text:p>0,42150540713954</text:p>
          </table:table-cell>
          <table:table-cell office:value-type="float" office:value="0.660003063225538" calcext:value-type="float">
            <text:p>0,660003063225538</text:p>
          </table:table-cell>
          <table:table-cell office:value-type="float" office:value="0.205635149255782" calcext:value-type="float">
            <text:p>0,205635149255782</text:p>
          </table:table-cell>
          <table:table-cell office:value-type="float" office:value="0.277275023004667" calcext:value-type="float">
            <text:p>0,277275023004667</text:p>
          </table:table-cell>
          <table:table-cell table:number-columns-repeated="97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ece_score_uncalibrated</text:p>
          </table:table-cell>
          <table:table-cell table:style-name="ce1" office:value-type="string" calcext:value-type="string">
            <text:p>ece_score_uncalibrated_cal</text:p>
          </table:table-cell>
          <table:table-cell table:style-name="ce1" office:value-type="string" calcext:value-type="string">
            <text:p>ece_score_calibrated_nts</text:p>
          </table:table-cell>
          <table:table-cell table:style-name="ce1" office:value-type="string" calcext:value-type="string">
            <text:p>ece_score_calibrated_nts_cal</text:p>
          </table:table-cell>
          <table:table-cell table:style-name="ce1" office:value-type="string" calcext:value-type="string">
            <text:p>ece_50_score_uncalibrated</text:p>
          </table:table-cell>
          <table:table-cell table:style-name="ce1" office:value-type="string" calcext:value-type="string">
            <text:p>ece_50_score_uncalibrated_cal</text:p>
          </table:table-cell>
          <table:table-cell table:style-name="ce1" office:value-type="string" calcext:value-type="string">
            <text:p>ece_50_score_calibrated_nts</text:p>
          </table:table-cell>
          <table:table-cell table:style-name="ce1" office:value-type="string" calcext:value-type="string">
            <text:p>ece_50_score_calibrated_nts_cal</text:p>
          </table:table-cell>
          <table:table-cell table:style-name="ce1" office:value-type="string" calcext:value-type="string">
            <text:p>auc_score_uncalibrated</text:p>
          </table:table-cell>
          <table:table-cell table:style-name="ce1" office:value-type="string" calcext:value-type="string">
            <text:p>auc_score_uncalibrated_cal</text:p>
          </table:table-cell>
          <table:table-cell table:style-name="ce1" office:value-type="string" calcext:value-type="string">
            <text:p>auc_score_calibrated_nts</text:p>
          </table:table-cell>
          <table:table-cell table:style-name="ce1" office:value-type="string" calcext:value-type="string">
            <text:p>auc_score_calibrated_nts_cal</text:p>
          </table:table-cell>
          <table:table-cell table:style-name="ce1" office:value-type="string" calcext:value-type="string">
            <text:p>log_loss_uncalibrated</text:p>
          </table:table-cell>
          <table:table-cell table:style-name="ce1" office:value-type="string" calcext:value-type="string">
            <text:p>log_loss_uncalibrated_cal</text:p>
          </table:table-cell>
          <table:table-cell table:style-name="ce1" office:value-type="string" calcext:value-type="string">
            <text:p>log_loss_calibrated_nts</text:p>
          </table:table-cell>
          <table:table-cell table:style-name="ce1" office:value-type="string" calcext:value-type="string">
            <text:p>log_loss_calibrated_nts_cal</text:p>
          </table:table-cell>
          <table:table-cell table:style-name="ce1" office:value-type="string" calcext:value-type="string">
            <text:p>brier_score_uncalibrated</text:p>
          </table:table-cell>
          <table:table-cell table:style-name="ce1" office:value-type="string" calcext:value-type="string">
            <text:p>brier_score_uncalibrated_cal</text:p>
          </table:table-cell>
          <table:table-cell table:style-name="ce1" office:value-type="string" calcext:value-type="string">
            <text:p>brier_score_calibrated_nts</text:p>
          </table:table-cell>
          <table:table-cell table:style-name="ce1" office:value-type="string" calcext:value-type="string">
            <text:p>brier_score_calibrated_nts_cal</text:p>
          </table:table-cell>
          <table:table-cell table:style-name="ce1" office:value-type="string" calcext:value-type="string">
            <text:p>Custom_ECE_rel_diagram_bin_15_test_uncalibrated_test_static</text:p>
          </table:table-cell>
          <table:table-cell table:style-name="ce1" office:value-type="string" calcext:value-type="string">
            <text:p>Custom_ECE_rel_diagram_bin_50_test_uncalibrated_test_static</text:p>
          </table:table-cell>
          <table:table-cell table:style-name="ce1" office:value-type="string" calcext:value-type="string">
            <text:p>Custom_ECE_rel_diagram_bin_15_test_uncalibrated_test_interactive</text:p>
          </table:table-cell>
          <table:table-cell table:style-name="ce1" office:value-type="string" calcext:value-type="string">
            <text:p>Custom_ECE_rel_diagram_bin_50_test_uncalibrated_test_interactive</text:p>
          </table:table-cell>
          <table:table-cell table:style-name="ce1" office:value-type="string" calcext:value-type="string">
            <text:p>Custom_ECE_rel_diagram_bin_15_test_uncalibrated_cal_static</text:p>
          </table:table-cell>
          <table:table-cell table:style-name="ce1" office:value-type="string" calcext:value-type="string">
            <text:p>Custom_ECE_rel_diagram_bin_50_test_uncalibrated_cal_static</text:p>
          </table:table-cell>
          <table:table-cell table:style-name="ce1" office:value-type="string" calcext:value-type="string">
            <text:p>Custom_ECE_rel_diagram_bin_15_test_uncalibrated_cal_interactive</text:p>
          </table:table-cell>
          <table:table-cell table:style-name="ce1" office:value-type="string" calcext:value-type="string">
            <text:p>Custom_ECE_rel_diagram_bin_50_test_uncalibrated_cal_interactive</text:p>
          </table:table-cell>
          <table:table-cell table:style-name="ce1" office:value-type="string" calcext:value-type="string">
            <text:p>Custom_ECE_rel_diagram_bin_15_test_nts_static_test</text:p>
          </table:table-cell>
          <table:table-cell table:style-name="ce1" office:value-type="string" calcext:value-type="string">
            <text:p>Custom_ECE_rel_diagram_bin_50_test_nts_static_test</text:p>
          </table:table-cell>
          <table:table-cell table:style-name="ce1" office:value-type="string" calcext:value-type="string">
            <text:p>Custom_ECE_rel_diagram_bin_15_test_nts_interactive_test</text:p>
          </table:table-cell>
          <table:table-cell table:style-name="ce1" office:value-type="string" calcext:value-type="string">
            <text:p>Custom_ECE_rel_diagram_bin_50_test_nts_interactive_test</text:p>
          </table:table-cell>
          <table:table-cell table:style-name="ce1" office:value-type="string" calcext:value-type="string">
            <text:p>Custom_ECE_rel_diagram_bin_15_test_nts_static_cal</text:p>
          </table:table-cell>
          <table:table-cell table:style-name="ce1" office:value-type="string" calcext:value-type="string">
            <text:p>Custom_ECE_rel_diagram_bin_50_test_nts_static_cal</text:p>
          </table:table-cell>
          <table:table-cell table:style-name="ce1" office:value-type="string" calcext:value-type="string">
            <text:p>Custom_ECE_rel_diagram_bin_15_test_nts_interactive_cal</text:p>
          </table:table-cell>
          <table:table-cell table:style-name="ce1" office:value-type="string" calcext:value-type="string">
            <text:p>Custom_ECE_rel_diagram_bin_50_test_nts_interactive_cal</text:p>
          </table:table-cell>
          <table:table-cell table:style-name="ce1" office:value-type="string" calcext:value-type="string">
            <text:p>Custom_MCE_rel_diagram_bin_15_test_uncalibrated_test_static</text:p>
          </table:table-cell>
          <table:table-cell table:style-name="ce1" office:value-type="string" calcext:value-type="string">
            <text:p>Custom_MCE_rel_diagram_bin_50_test_uncalibrated_test_static</text:p>
          </table:table-cell>
          <table:table-cell table:style-name="ce1" office:value-type="string" calcext:value-type="string">
            <text:p>Custom_MCE_rel_diagram_bin_15_test_uncalibrated_test_interactive</text:p>
          </table:table-cell>
          <table:table-cell table:style-name="ce1" office:value-type="string" calcext:value-type="string">
            <text:p>Custom_MCE_rel_diagram_bin_50_test_uncalibrated_test_interactive</text:p>
          </table:table-cell>
          <table:table-cell table:style-name="ce1" office:value-type="string" calcext:value-type="string">
            <text:p>Custom_MCE_rel_diagram_bin_15_test_uncalibrated_cal_static</text:p>
          </table:table-cell>
          <table:table-cell table:style-name="ce1" office:value-type="string" calcext:value-type="string">
            <text:p>Custom_MCE_rel_diagram_bin_50_test_uncalibrated_cal_static</text:p>
          </table:table-cell>
          <table:table-cell table:style-name="ce1" office:value-type="string" calcext:value-type="string">
            <text:p>Custom_MCE_rel_diagram_bin_15_test_uncalibrated_cal_interactive</text:p>
          </table:table-cell>
          <table:table-cell table:style-name="ce1" office:value-type="string" calcext:value-type="string">
            <text:p>Custom_MCE_rel_diagram_bin_50_test_uncalibrated_cal_interactive</text:p>
          </table:table-cell>
          <table:table-cell table:style-name="ce1" office:value-type="string" calcext:value-type="string">
            <text:p>Custom_MCE_rel_diagram_bin_15_test_nts_static_test</text:p>
          </table:table-cell>
          <table:table-cell table:style-name="ce1" office:value-type="string" calcext:value-type="string">
            <text:p>Custom_MCE_rel_diagram_bin_50_test_nts_static_test</text:p>
          </table:table-cell>
          <table:table-cell table:style-name="ce1" office:value-type="string" calcext:value-type="string">
            <text:p>Custom_MCE_rel_diagram_bin_15_test_nts_interactive_test</text:p>
          </table:table-cell>
          <table:table-cell table:style-name="ce1" office:value-type="string" calcext:value-type="string">
            <text:p>Custom_MCE_rel_diagram_bin_50_test_nts_interactive_test</text:p>
          </table:table-cell>
          <table:table-cell table:style-name="ce1" office:value-type="string" calcext:value-type="string">
            <text:p>Custom_MCE_rel_diagram_bin_15_test_nts_static_cal</text:p>
          </table:table-cell>
          <table:table-cell table:style-name="ce1" office:value-type="string" calcext:value-type="string">
            <text:p>Custom_MCE_rel_diagram_bin_50_test_nts_static_cal</text:p>
          </table:table-cell>
          <table:table-cell table:style-name="ce1" office:value-type="string" calcext:value-type="string">
            <text:p>Custom_MCE_rel_diagram_bin_15_test_nts_interactive_cal</text:p>
          </table:table-cell>
          <table:table-cell table:style-name="ce1" office:value-type="string" calcext:value-type="string">
            <text:p>Custom_MCE_rel_diagram_bin_50_test_nts_interactive_cal</text:p>
          </table:table-cell>
          <table:table-cell table:style-name="ce1" table:number-columns-repeated="971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2" table:formula="of:=MIN([.B$2:.B$11])" office:value-type="float" office:value="0.022221209635833" calcext:value-type="float">
            <text:p>0.0222</text:p>
          </table:table-cell>
          <table:table-cell table:style-name="ce2" table:formula="of:=MIN([.C$2:.C$11])" office:value-type="float" office:value="0.0235383176400317" calcext:value-type="float">
            <text:p>0.0235</text:p>
          </table:table-cell>
          <table:table-cell table:style-name="ce2" table:formula="of:=MIN([.D$2:.D$11])" office:value-type="float" office:value="0.0159878270637982" calcext:value-type="float">
            <text:p>0.0160</text:p>
          </table:table-cell>
          <table:table-cell table:style-name="ce2" table:formula="of:=MIN([.E$2:.E$11])" office:value-type="float" office:value="0.0174253614159406" calcext:value-type="float">
            <text:p>0.0174</text:p>
          </table:table-cell>
          <table:table-cell table:style-name="ce2" table:formula="of:=MIN([.F$2:.F$11])" office:value-type="float" office:value="0.0721894211445695" calcext:value-type="float">
            <text:p>0.0722</text:p>
          </table:table-cell>
          <table:table-cell table:style-name="ce2" table:formula="of:=MIN([.G$2:.G$11])" office:value-type="float" office:value="0.0748643972444408" calcext:value-type="float">
            <text:p>0.0749</text:p>
          </table:table-cell>
          <table:table-cell table:style-name="ce2" table:formula="of:=MIN([.H$2:.H$11])" office:value-type="float" office:value="0.0721893968541551" calcext:value-type="float">
            <text:p>0.0722</text:p>
          </table:table-cell>
          <table:table-cell table:style-name="ce2" table:formula="of:=MIN([.I$2:.I$11])" office:value-type="float" office:value="0.0721829732517318" calcext:value-type="float">
            <text:p>0.0722</text:p>
          </table:table-cell>
          <table:table-cell table:style-name="ce2" table:formula="of:=MIN([.J$2:.J$11])" office:value-type="float" office:value="0.698845301658125" calcext:value-type="float">
            <text:p>0.6988</text:p>
          </table:table-cell>
          <table:table-cell table:style-name="ce2" table:formula="of:=MIN([.K$2:.K$11])" office:value-type="float" office:value="0.706428707079138" calcext:value-type="float">
            <text:p>0.7064</text:p>
          </table:table-cell>
          <table:table-cell table:style-name="ce2" table:formula="of:=MIN([.L$2:.L$11])" office:value-type="float" office:value="0.698845301658125" calcext:value-type="float">
            <text:p>0.6988</text:p>
          </table:table-cell>
          <table:table-cell table:style-name="ce2" table:formula="of:=MIN([.M$2:.M$11])" office:value-type="float" office:value="0.706428707079138" calcext:value-type="float">
            <text:p>0.7064</text:p>
          </table:table-cell>
          <table:table-cell table:style-name="ce2" table:formula="of:=MIN([.N$2:.N$11])" office:value-type="float" office:value="0.594241493083013" calcext:value-type="float">
            <text:p>0.5942</text:p>
          </table:table-cell>
          <table:table-cell table:style-name="ce2" table:formula="of:=MIN([.O$2:.O$11])" office:value-type="float" office:value="0.603887410109312" calcext:value-type="float">
            <text:p>0.6039</text:p>
          </table:table-cell>
          <table:table-cell table:style-name="ce2" table:formula="of:=MIN([.P$2:.P$11])" office:value-type="float" office:value="0.594336233167541" calcext:value-type="float">
            <text:p>0.5943</text:p>
          </table:table-cell>
          <table:table-cell table:style-name="ce2" table:formula="of:=MIN([.Q$2:.Q$11])" office:value-type="float" office:value="0.603794453373836" calcext:value-type="float">
            <text:p>0.6038</text:p>
          </table:table-cell>
          <table:table-cell table:style-name="ce2" table:formula="of:=MIN([.R$2:.R$11])" office:value-type="float" office:value="0.201491036899044" calcext:value-type="float">
            <text:p>0.2015</text:p>
          </table:table-cell>
          <table:table-cell table:style-name="ce2" table:formula="of:=MIN([.S$2:.S$11])" office:value-type="float" office:value="0.203888273839474" calcext:value-type="float">
            <text:p>0.2039</text:p>
          </table:table-cell>
          <table:table-cell table:style-name="ce2" table:formula="of:=MIN([.T$2:.T$11])" office:value-type="float" office:value="0.201533765865846" calcext:value-type="float">
            <text:p>0.2015</text:p>
          </table:table-cell>
          <table:table-cell table:style-name="ce2" table:formula="of:=MIN([.U$2:.U$11])" office:value-type="float" office:value="0.203888273095324" calcext:value-type="float">
            <text:p>0.2039</text:p>
          </table:table-cell>
          <table:table-cell table:style-name="ce2" table:formula="of:=MIN([.V$2:.V$11])" office:value-type="float" office:value="0.132780573132519" calcext:value-type="float">
            <text:p>0.1328</text:p>
          </table:table-cell>
          <table:table-cell table:style-name="ce2" table:formula="of:=MIN([.W$2:.W$11])" office:value-type="float" office:value="0.209048622422948" calcext:value-type="float">
            <text:p>0.2090</text:p>
          </table:table-cell>
          <table:table-cell table:style-name="ce2" table:formula="of:=MIN([.X$2:.X$11])" office:value-type="float" office:value="0.0899165105838958" calcext:value-type="float">
            <text:p>0.0899</text:p>
          </table:table-cell>
          <table:table-cell table:style-name="ce2" table:formula="of:=MIN([.Y$2:.Y$11])" office:value-type="float" office:value="0.101435914759203" calcext:value-type="float">
            <text:p>0.1014</text:p>
          </table:table-cell>
          <table:table-cell table:style-name="ce2" table:formula="of:=MIN([.Z$2:.Z$11])" office:value-type="float" office:value="0.140039815026403" calcext:value-type="float">
            <text:p>0.1400</text:p>
          </table:table-cell>
          <table:table-cell table:style-name="ce2" table:formula="of:=MIN([.AA$2:.AA$11])" office:value-type="float" office:value="0.152265781058052" calcext:value-type="float">
            <text:p>0.1523</text:p>
          </table:table-cell>
          <table:table-cell table:style-name="ce2" table:formula="of:=MIN([.AB$2:.AB$11])" office:value-type="float" office:value="0.0945735692394759" calcext:value-type="float">
            <text:p>0.0946</text:p>
          </table:table-cell>
          <table:table-cell table:style-name="ce2" table:formula="of:=MIN([.AC$2:.AC$11])" office:value-type="float" office:value="0.102468130835017" calcext:value-type="float">
            <text:p>0.1025</text:p>
          </table:table-cell>
          <table:table-cell table:style-name="ce2" table:formula="of:=MIN([.AD$2:.AD$11])" office:value-type="float" office:value="0.132011613544871" calcext:value-type="float">
            <text:p>0.1320</text:p>
          </table:table-cell>
          <table:table-cell table:style-name="ce2" table:formula="of:=MIN([.AE$2:.AE$11])" office:value-type="float" office:value="0.199462178940353" calcext:value-type="float">
            <text:p>0.1995</text:p>
          </table:table-cell>
          <table:table-cell table:style-name="ce2" table:formula="of:=MIN([.AF$2:.AF$11])" office:value-type="float" office:value="0.0902847603191511" calcext:value-type="float">
            <text:p>0.0903</text:p>
          </table:table-cell>
          <table:table-cell table:style-name="ce2" table:formula="of:=MIN([.AG$2:.AG$11])" office:value-type="float" office:value="0.10101014822618" calcext:value-type="float">
            <text:p>0.1010</text:p>
          </table:table-cell>
          <table:table-cell table:style-name="ce2" table:formula="of:=MIN([.AH$2:.AH$11])" office:value-type="float" office:value="0.138678364153891" calcext:value-type="float">
            <text:p>0.1387</text:p>
          </table:table-cell>
          <table:table-cell table:style-name="ce2" table:formula="of:=MIN([.AI$2:.AI$11])" office:value-type="float" office:value="0.154189052361786" calcext:value-type="float">
            <text:p>0.1542</text:p>
          </table:table-cell>
          <table:table-cell table:style-name="ce2" table:formula="of:=MIN([.AJ$2:.AJ$11])" office:value-type="float" office:value="0.0942344410576048" calcext:value-type="float">
            <text:p>0.0942</text:p>
          </table:table-cell>
          <table:table-cell table:style-name="ce2" table:formula="of:=MIN([.AK$2:.AK$11])" office:value-type="float" office:value="0.0994914739085106" calcext:value-type="float">
            <text:p>0.0995</text:p>
          </table:table-cell>
          <table:table-cell table:style-name="ce2" table:formula="of:=MIN([.AL$2:.AL$11])" office:value-type="float" office:value="0.345559684787147" calcext:value-type="float">
            <text:p>0.3456</text:p>
          </table:table-cell>
          <table:table-cell table:style-name="ce2" table:formula="of:=MIN([.AM$2:.AM$11])" office:value-type="float" office:value="0.663812268078961" calcext:value-type="float">
            <text:p>0.6638</text:p>
          </table:table-cell>
          <table:table-cell table:style-name="ce2" table:formula="of:=MIN([.AN$2:.AN$11])" office:value-type="float" office:value="0.193254758982985" calcext:value-type="float">
            <text:p>0.1933</text:p>
          </table:table-cell>
          <table:table-cell table:style-name="ce2" table:formula="of:=MIN([.AO$2:.AO$11])" office:value-type="float" office:value="0.260298126252551" calcext:value-type="float">
            <text:p>0.2603</text:p>
          </table:table-cell>
          <table:table-cell table:style-name="ce2" table:formula="of:=MIN([.AP$2:.AP$11])" office:value-type="float" office:value="0.401766042730309" calcext:value-type="float">
            <text:p>0.4018</text:p>
          </table:table-cell>
          <table:table-cell table:style-name="ce2" table:formula="of:=MIN([.AQ$2:.AQ$11])" office:value-type="float" office:value="0.431526225580349" calcext:value-type="float">
            <text:p>0.4315</text:p>
          </table:table-cell>
          <table:table-cell table:style-name="ce2" table:formula="of:=MIN([.AR$2:.AR$11])" office:value-type="float" office:value="0.18732053539595" calcext:value-type="float">
            <text:p>0.1873</text:p>
          </table:table-cell>
          <table:table-cell table:style-name="ce2" table:formula="of:=MIN([.AS$2:.AS$11])" office:value-type="float" office:value="0.262495358917951" calcext:value-type="float">
            <text:p>0.2625</text:p>
          </table:table-cell>
          <table:table-cell table:style-name="ce2" table:formula="of:=MIN([.AT$2:.AT$11])" office:value-type="float" office:value="0.346139844253372" calcext:value-type="float">
            <text:p>0.3461</text:p>
          </table:table-cell>
          <table:table-cell table:style-name="ce2" table:formula="of:=MIN([.AU$2:.AU$11])" office:value-type="float" office:value="0.574268242969715" calcext:value-type="float">
            <text:p>0.5743</text:p>
          </table:table-cell>
          <table:table-cell table:style-name="ce2" table:formula="of:=MIN([.AV$2:.AV$11])" office:value-type="float" office:value="0.194303107052409" calcext:value-type="float">
            <text:p>0.1943</text:p>
          </table:table-cell>
          <table:table-cell table:style-name="ce2" table:formula="of:=MIN([.AW$2:.AW$11])" office:value-type="float" office:value="0.260298083519487" calcext:value-type="float">
            <text:p>0.2603</text:p>
          </table:table-cell>
          <table:table-cell table:style-name="ce2" table:formula="of:=MIN([.AX$2:.AX$11])" office:value-type="float" office:value="0.405954433758435" calcext:value-type="float">
            <text:p>0.4060</text:p>
          </table:table-cell>
          <table:table-cell table:style-name="ce2" table:formula="of:=MIN([.AY$2:.AY$11])" office:value-type="float" office:value="0.440521318211173" calcext:value-type="float">
            <text:p>0.4405</text:p>
          </table:table-cell>
          <table:table-cell table:style-name="ce2" table:formula="of:=MIN([.AZ$2:.AZ$11])" office:value-type="float" office:value="0.196216973569305" calcext:value-type="float">
            <text:p>0.1962</text:p>
          </table:table-cell>
          <table:table-cell table:style-name="ce2" table:formula="of:=MIN([.BA$2:.BA$11])" office:value-type="float" office:value="0.267896011645483" calcext:value-type="float">
            <text:p>0.2679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style-name="ce2" table:formula="of:=MAX([.B$2:.B$11])" office:value-type="float" office:value="0.0375080633867479" calcext:value-type="float">
            <text:p>0.0375</text:p>
          </table:table-cell>
          <table:table-cell table:style-name="ce2" table:formula="of:=MAX([.C$2:.C$11])" office:value-type="float" office:value="0.0378948953422444" calcext:value-type="float">
            <text:p>0.0379</text:p>
          </table:table-cell>
          <table:table-cell table:style-name="ce2" table:formula="of:=MAX([.D$2:.D$11])" office:value-type="float" office:value="0.0431100539763151" calcext:value-type="float">
            <text:p>0.0431</text:p>
          </table:table-cell>
          <table:table-cell table:style-name="ce2" table:formula="of:=MAX([.E$2:.E$11])" office:value-type="float" office:value="0.0393487592745554" calcext:value-type="float">
            <text:p>0.0393</text:p>
          </table:table-cell>
          <table:table-cell table:style-name="ce2" table:formula="of:=MAX([.F$2:.F$11])" office:value-type="float" office:value="0.117474632861683" calcext:value-type="float">
            <text:p>0.1175</text:p>
          </table:table-cell>
          <table:table-cell table:style-name="ce2" table:formula="of:=MAX([.G$2:.G$11])" office:value-type="float" office:value="0.107972822007721" calcext:value-type="float">
            <text:p>0.1080</text:p>
          </table:table-cell>
          <table:table-cell table:style-name="ce2" table:formula="of:=MAX([.H$2:.H$11])" office:value-type="float" office:value="0.104296305187301" calcext:value-type="float">
            <text:p>0.1043</text:p>
          </table:table-cell>
          <table:table-cell table:style-name="ce2" table:formula="of:=MAX([.I$2:.I$11])" office:value-type="float" office:value="0.0963973084306901" calcext:value-type="float">
            <text:p>0.0964</text:p>
          </table:table-cell>
          <table:table-cell table:style-name="ce2" table:formula="of:=MAX([.J$2:.J$11])" office:value-type="float" office:value="0.721677901827011" calcext:value-type="float">
            <text:p>0.7217</text:p>
          </table:table-cell>
          <table:table-cell table:style-name="ce2" table:formula="of:=MAX([.K$2:.K$11])" office:value-type="float" office:value="0.716255760571229" calcext:value-type="float">
            <text:p>0.7163</text:p>
          </table:table-cell>
          <table:table-cell table:style-name="ce2" table:formula="of:=MAX([.L$2:.L$11])" office:value-type="float" office:value="0.721677901827011" calcext:value-type="float">
            <text:p>0.7217</text:p>
          </table:table-cell>
          <table:table-cell table:style-name="ce2" table:formula="of:=MAX([.M$2:.M$11])" office:value-type="float" office:value="0.716255760571229" calcext:value-type="float">
            <text:p>0.7163</text:p>
          </table:table-cell>
          <table:table-cell table:style-name="ce2" table:formula="of:=MAX([.N$2:.N$11])" office:value-type="float" office:value="0.614726579164322" calcext:value-type="float">
            <text:p>0.6147</text:p>
          </table:table-cell>
          <table:table-cell table:style-name="ce2" table:formula="of:=MAX([.O$2:.O$11])" office:value-type="float" office:value="0.612793963175356" calcext:value-type="float">
            <text:p>0.6128</text:p>
          </table:table-cell>
          <table:table-cell table:style-name="ce2" table:formula="of:=MAX([.P$2:.P$11])" office:value-type="float" office:value="0.614152433612456" calcext:value-type="float">
            <text:p>0.6142</text:p>
          </table:table-cell>
          <table:table-cell table:style-name="ce2" table:formula="of:=MAX([.Q$2:.Q$11])" office:value-type="float" office:value="0.61233444630446" calcext:value-type="float">
            <text:p>0.6123</text:p>
          </table:table-cell>
          <table:table-cell table:style-name="ce2" table:formula="of:=MAX([.R$2:.R$11])" office:value-type="float" office:value="0.207831267325948" calcext:value-type="float">
            <text:p>0.2078</text:p>
          </table:table-cell>
          <table:table-cell table:style-name="ce2" table:formula="of:=MAX([.S$2:.S$11])" office:value-type="float" office:value="0.207114279686042" calcext:value-type="float">
            <text:p>0.2071</text:p>
          </table:table-cell>
          <table:table-cell table:style-name="ce2" table:formula="of:=MAX([.T$2:.T$11])" office:value-type="float" office:value="0.207824023542271" calcext:value-type="float">
            <text:p>0.2078</text:p>
          </table:table-cell>
          <table:table-cell table:style-name="ce2" table:formula="of:=MAX([.U$2:.U$11])" office:value-type="float" office:value="0.207124908574575" calcext:value-type="float">
            <text:p>0.2071</text:p>
          </table:table-cell>
          <table:table-cell table:style-name="ce2" table:formula="of:=MAX([.V$2:.V$11])" office:value-type="float" office:value="0.275355895494341" calcext:value-type="float">
            <text:p>0.2754</text:p>
          </table:table-cell>
          <table:table-cell table:style-name="ce2" table:formula="of:=MAX([.W$2:.W$11])" office:value-type="float" office:value="0.309628572140035" calcext:value-type="float">
            <text:p>0.3096</text:p>
          </table:table-cell>
          <table:table-cell table:style-name="ce2" table:formula="of:=MAX([.X$2:.X$11])" office:value-type="float" office:value="0.114187449620897" calcext:value-type="float">
            <text:p>0.1142</text:p>
          </table:table-cell>
          <table:table-cell table:style-name="ce2" table:formula="of:=MAX([.Y$2:.Y$11])" office:value-type="float" office:value="0.121719491114688" calcext:value-type="float">
            <text:p>0.1217</text:p>
          </table:table-cell>
          <table:table-cell table:style-name="ce2" table:formula="of:=MAX([.Z$2:.Z$11])" office:value-type="float" office:value="0.194383807029245" calcext:value-type="float">
            <text:p>0.1944</text:p>
          </table:table-cell>
          <table:table-cell table:style-name="ce2" table:formula="of:=MAX([.AA$2:.AA$11])" office:value-type="float" office:value="0.228414535581224" calcext:value-type="float">
            <text:p>0.2284</text:p>
          </table:table-cell>
          <table:table-cell table:style-name="ce2" table:formula="of:=MAX([.AB$2:.AB$11])" office:value-type="float" office:value="0.1086487181865" calcext:value-type="float">
            <text:p>0.1086</text:p>
          </table:table-cell>
          <table:table-cell table:style-name="ce2" table:formula="of:=MAX([.AC$2:.AC$11])" office:value-type="float" office:value="0.112564262941979" calcext:value-type="float">
            <text:p>0.1126</text:p>
          </table:table-cell>
          <table:table-cell table:style-name="ce2" table:formula="of:=MAX([.AD$2:.AD$11])" office:value-type="float" office:value="0.275377835224236" calcext:value-type="float">
            <text:p>0.2754</text:p>
          </table:table-cell>
          <table:table-cell table:style-name="ce2" table:formula="of:=MAX([.AE$2:.AE$11])" office:value-type="float" office:value="0.327828467919705" calcext:value-type="float">
            <text:p>0.3278</text:p>
          </table:table-cell>
          <table:table-cell table:style-name="ce2" table:formula="of:=MAX([.AF$2:.AF$11])" office:value-type="float" office:value="0.114570307435314" calcext:value-type="float">
            <text:p>0.1146</text:p>
          </table:table-cell>
          <table:table-cell table:style-name="ce2" table:formula="of:=MAX([.AG$2:.AG$11])" office:value-type="float" office:value="0.122682345382548" calcext:value-type="float">
            <text:p>0.1227</text:p>
          </table:table-cell>
          <table:table-cell table:style-name="ce2" table:formula="of:=MAX([.AH$2:.AH$11])" office:value-type="float" office:value="0.198240243412967" calcext:value-type="float">
            <text:p>0.1982</text:p>
          </table:table-cell>
          <table:table-cell table:style-name="ce2" table:formula="of:=MAX([.AI$2:.AI$11])" office:value-type="float" office:value="0.215048161429341" calcext:value-type="float">
            <text:p>0.2150</text:p>
          </table:table-cell>
          <table:table-cell table:style-name="ce2" table:formula="of:=MAX([.AJ$2:.AJ$11])" office:value-type="float" office:value="0.108454566534367" calcext:value-type="float">
            <text:p>0.1085</text:p>
          </table:table-cell>
          <table:table-cell table:style-name="ce2" table:formula="of:=MAX([.AK$2:.AK$11])" office:value-type="float" office:value="0.113525009450405" calcext:value-type="float">
            <text:p>0.1135</text:p>
          </table:table-cell>
          <table:table-cell table:style-name="ce2" table:formula="of:=MAX([.AL$2:.AL$11])" office:value-type="float" office:value="0.870907744689827" calcext:value-type="float">
            <text:p>0.8709</text:p>
          </table:table-cell>
          <table:table-cell table:style-name="ce2" table:formula="of:=MAX([.AM$2:.AM$11])" office:value-type="float" office:value="0.975077272552642" calcext:value-type="float">
            <text:p>0.9751</text:p>
          </table:table-cell>
          <table:table-cell table:style-name="ce2" table:formula="of:=MAX([.AN$2:.AN$11])" office:value-type="float" office:value="0.251909989565636" calcext:value-type="float">
            <text:p>0.2519</text:p>
          </table:table-cell>
          <table:table-cell table:style-name="ce2" table:formula="of:=MAX([.AO$2:.AO$11])" office:value-type="float" office:value="0.311999815353732" calcext:value-type="float">
            <text:p>0.3120</text:p>
          </table:table-cell>
          <table:table-cell table:style-name="ce2" table:formula="of:=MAX([.AP$2:.AP$11])" office:value-type="float" office:value="0.475593361288704" calcext:value-type="float">
            <text:p>0.4756</text:p>
          </table:table-cell>
          <table:table-cell table:style-name="ce2" table:formula="of:=MAX([.AQ$2:.AQ$11])" office:value-type="float" office:value="0.817526290111644" calcext:value-type="float">
            <text:p>0.8175</text:p>
          </table:table-cell>
          <table:table-cell table:style-name="ce2" table:formula="of:=MAX([.AR$2:.AR$11])" office:value-type="float" office:value="0.206153063934749" calcext:value-type="float">
            <text:p>0.2062</text:p>
          </table:table-cell>
          <table:table-cell table:style-name="ce2" table:formula="of:=MAX([.AS$2:.AS$11])" office:value-type="float" office:value="0.279163281166107" calcext:value-type="float">
            <text:p>0.2792</text:p>
          </table:table-cell>
          <table:table-cell table:style-name="ce2" table:formula="of:=MAX([.AT$2:.AT$11])" office:value-type="float" office:value="0.871177815976129" calcext:value-type="float">
            <text:p>0.8712</text:p>
          </table:table-cell>
          <table:table-cell table:style-name="ce2" table:formula="of:=MAX([.AU$2:.AU$11])" office:value-type="float" office:value="0.965739196140708" calcext:value-type="float">
            <text:p>0.9657</text:p>
          </table:table-cell>
          <table:table-cell table:style-name="ce2" table:formula="of:=MAX([.AV$2:.AV$11])" office:value-type="float" office:value="0.244274919539863" calcext:value-type="float">
            <text:p>0.2443</text:p>
          </table:table-cell>
          <table:table-cell table:style-name="ce2" table:formula="of:=MAX([.AW$2:.AW$11])" office:value-type="float" office:value="0.312184563374479" calcext:value-type="float">
            <text:p>0.3122</text:p>
          </table:table-cell>
          <table:table-cell table:style-name="ce2" table:formula="of:=MAX([.AX$2:.AX$11])" office:value-type="float" office:value="0.476178640626611" calcext:value-type="float">
            <text:p>0.4762</text:p>
          </table:table-cell>
          <table:table-cell table:style-name="ce2" table:formula="of:=MAX([.AY$2:.AY$11])" office:value-type="float" office:value="0.69627442476229" calcext:value-type="float">
            <text:p>0.6963</text:p>
          </table:table-cell>
          <table:table-cell table:style-name="ce2" table:formula="of:=MAX([.AZ$2:.AZ$11])" office:value-type="float" office:value="0.208491155779158" calcext:value-type="float">
            <text:p>0.2085</text:p>
          </table:table-cell>
          <table:table-cell table:style-name="ce2" table:formula="of:=MAX([.BA$2:.BA$11])" office:value-type="float" office:value="0.277275023004667" calcext:value-type="float">
            <text:p>0.2773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2" table:formula="of:=AVERAGE([.B$2:.B$11])" office:value-type="float" office:value="0.0312318882966527" calcext:value-type="float">
            <text:p>0.0312</text:p>
          </table:table-cell>
          <table:table-cell table:style-name="ce2" table:formula="of:=AVERAGE([.C$2:.C$11])" office:value-type="float" office:value="0.0300657231595207" calcext:value-type="float">
            <text:p>0.0301</text:p>
          </table:table-cell>
          <table:table-cell table:style-name="ce2" table:formula="of:=AVERAGE([.D$2:.D$11])" office:value-type="float" office:value="0.0316170055914118" calcext:value-type="float">
            <text:p>0.0316</text:p>
          </table:table-cell>
          <table:table-cell table:style-name="ce2" table:formula="of:=AVERAGE([.E$2:.E$11])" office:value-type="float" office:value="0.0295861092464262" calcext:value-type="float">
            <text:p>0.0296</text:p>
          </table:table-cell>
          <table:table-cell table:style-name="ce2" table:formula="of:=AVERAGE([.F$2:.F$11])" office:value-type="float" office:value="0.0908443679457247" calcext:value-type="float">
            <text:p>0.0908</text:p>
          </table:table-cell>
          <table:table-cell table:style-name="ce2" table:formula="of:=AVERAGE([.G$2:.G$11])" office:value-type="float" office:value="0.0902190235193499" calcext:value-type="float">
            <text:p>0.0902</text:p>
          </table:table-cell>
          <table:table-cell table:style-name="ce2" table:formula="of:=AVERAGE([.H$2:.H$11])" office:value-type="float" office:value="0.0849148885795971" calcext:value-type="float">
            <text:p>0.0849</text:p>
          </table:table-cell>
          <table:table-cell table:style-name="ce2" table:formula="of:=AVERAGE([.I$2:.I$11])" office:value-type="float" office:value="0.0842205732740375" calcext:value-type="float">
            <text:p>0.0842</text:p>
          </table:table-cell>
          <table:table-cell table:style-name="ce2" table:formula="of:=AVERAGE([.J$2:.J$11])" office:value-type="float" office:value="0.711230680838485" calcext:value-type="float">
            <text:p>0.7112</text:p>
          </table:table-cell>
          <table:table-cell table:style-name="ce2" table:formula="of:=AVERAGE([.K$2:.K$11])" office:value-type="float" office:value="0.710765929277437" calcext:value-type="float">
            <text:p>0.7108</text:p>
          </table:table-cell>
          <table:table-cell table:style-name="ce2" table:formula="of:=AVERAGE([.L$2:.L$11])" office:value-type="float" office:value="0.711230680838485" calcext:value-type="float">
            <text:p>0.7112</text:p>
          </table:table-cell>
          <table:table-cell table:style-name="ce2" table:formula="of:=AVERAGE([.M$2:.M$11])" office:value-type="float" office:value="0.710765929508433" calcext:value-type="float">
            <text:p>0.7108</text:p>
          </table:table-cell>
          <table:table-cell table:style-name="ce2" table:formula="of:=AVERAGE([.N$2:.N$11])" office:value-type="float" office:value="0.607108262069909" calcext:value-type="float">
            <text:p>0.6071</text:p>
          </table:table-cell>
          <table:table-cell table:style-name="ce2" table:formula="of:=AVERAGE([.O$2:.O$11])" office:value-type="float" office:value="0.607434617652341" calcext:value-type="float">
            <text:p>0.6074</text:p>
          </table:table-cell>
          <table:table-cell table:style-name="ce2" table:formula="of:=AVERAGE([.P$2:.P$11])" office:value-type="float" office:value="0.607070513769728" calcext:value-type="float">
            <text:p>0.6071</text:p>
          </table:table-cell>
          <table:table-cell table:style-name="ce2" table:formula="of:=AVERAGE([.Q$2:.Q$11])" office:value-type="float" office:value="0.607361604833535" calcext:value-type="float">
            <text:p>0.6074</text:p>
          </table:table-cell>
          <table:table-cell table:style-name="ce2" table:formula="of:=AVERAGE([.R$2:.R$11])" office:value-type="float" office:value="0.205271973975367" calcext:value-type="float">
            <text:p>0.2053</text:p>
          </table:table-cell>
          <table:table-cell table:style-name="ce2" table:formula="of:=AVERAGE([.S$2:.S$11])" office:value-type="float" office:value="0.205536965989152" calcext:value-type="float">
            <text:p>0.2055</text:p>
          </table:table-cell>
          <table:table-cell table:style-name="ce2" table:formula="of:=AVERAGE([.T$2:.T$11])" office:value-type="float" office:value="0.205278299564464" calcext:value-type="float">
            <text:p>0.2053</text:p>
          </table:table-cell>
          <table:table-cell table:style-name="ce2" table:formula="of:=AVERAGE([.U$2:.U$11])" office:value-type="float" office:value="0.205533114263839" calcext:value-type="float">
            <text:p>0.2055</text:p>
          </table:table-cell>
          <table:table-cell table:style-name="ce2" table:formula="of:=AVERAGE([.V$2:.V$11])" office:value-type="float" office:value="0.198494821594293" calcext:value-type="float">
            <text:p>0.1985</text:p>
          </table:table-cell>
          <table:table-cell table:style-name="ce2" table:formula="of:=AVERAGE([.W$2:.W$11])" office:value-type="float" office:value="0.26538169197745" calcext:value-type="float">
            <text:p>0.2654</text:p>
          </table:table-cell>
          <table:table-cell table:style-name="ce2" table:formula="of:=AVERAGE([.X$2:.X$11])" office:value-type="float" office:value="0.103760435020308" calcext:value-type="float">
            <text:p>0.1038</text:p>
          </table:table-cell>
          <table:table-cell table:style-name="ce2" table:formula="of:=AVERAGE([.Y$2:.Y$11])" office:value-type="float" office:value="0.110117492478219" calcext:value-type="float">
            <text:p>0.1101</text:p>
          </table:table-cell>
          <table:table-cell table:style-name="ce2" table:formula="of:=AVERAGE([.Z$2:.Z$11])" office:value-type="float" office:value="0.160027591939638" calcext:value-type="float">
            <text:p>0.1600</text:p>
          </table:table-cell>
          <table:table-cell table:style-name="ce2" table:formula="of:=AVERAGE([.AA$2:.AA$11])" office:value-type="float" office:value="0.187891711605786" calcext:value-type="float">
            <text:p>0.1879</text:p>
          </table:table-cell>
          <table:table-cell table:style-name="ce2" table:formula="of:=AVERAGE([.AB$2:.AB$11])" office:value-type="float" office:value="0.103265236938543" calcext:value-type="float">
            <text:p>0.1033</text:p>
          </table:table-cell>
          <table:table-cell table:style-name="ce2" table:formula="of:=AVERAGE([.AC$2:.AC$11])" office:value-type="float" office:value="0.107019983115019" calcext:value-type="float">
            <text:p>0.1070</text:p>
          </table:table-cell>
          <table:table-cell table:style-name="ce2" table:formula="of:=AVERAGE([.AD$2:.AD$11])" office:value-type="float" office:value="0.205460249411185" calcext:value-type="float">
            <text:p>0.2055</text:p>
          </table:table-cell>
          <table:table-cell table:style-name="ce2" table:formula="of:=AVERAGE([.AE$2:.AE$11])" office:value-type="float" office:value="0.264415040798202" calcext:value-type="float">
            <text:p>0.2644</text:p>
          </table:table-cell>
          <table:table-cell table:style-name="ce2" table:formula="of:=AVERAGE([.AF$2:.AF$11])" office:value-type="float" office:value="0.104016546008636" calcext:value-type="float">
            <text:p>0.1040</text:p>
          </table:table-cell>
          <table:table-cell table:style-name="ce2" table:formula="of:=AVERAGE([.AG$2:.AG$11])" office:value-type="float" office:value="0.110075251219324" calcext:value-type="float">
            <text:p>0.1101</text:p>
          </table:table-cell>
          <table:table-cell table:style-name="ce2" table:formula="of:=AVERAGE([.AH$2:.AH$11])" office:value-type="float" office:value="0.159317824855263" calcext:value-type="float">
            <text:p>0.1593</text:p>
          </table:table-cell>
          <table:table-cell table:style-name="ce2" table:formula="of:=AVERAGE([.AI$2:.AI$11])" office:value-type="float" office:value="0.183862708855137" calcext:value-type="float">
            <text:p>0.1839</text:p>
          </table:table-cell>
          <table:table-cell table:style-name="ce2" table:formula="of:=AVERAGE([.AJ$2:.AJ$11])" office:value-type="float" office:value="0.103204325237844" calcext:value-type="float">
            <text:p>0.1032</text:p>
          </table:table-cell>
          <table:table-cell table:style-name="ce2" table:formula="of:=AVERAGE([.AK$2:.AK$11])" office:value-type="float" office:value="0.106953568346873" calcext:value-type="float">
            <text:p>0.1070</text:p>
          </table:table-cell>
          <table:table-cell table:style-name="ce2" table:formula="of:=AVERAGE([.AL$2:.AL$11])" office:value-type="float" office:value="0.55054992518134" calcext:value-type="float">
            <text:p>0.5505</text:p>
          </table:table-cell>
          <table:table-cell table:style-name="ce2" table:formula="of:=AVERAGE([.AM$2:.AM$11])" office:value-type="float" office:value="0.855047681582624" calcext:value-type="float">
            <text:p>0.8550</text:p>
          </table:table-cell>
          <table:table-cell table:style-name="ce2" table:formula="of:=AVERAGE([.AN$2:.AN$11])" office:value-type="float" office:value="0.215355850781916" calcext:value-type="float">
            <text:p>0.2154</text:p>
          </table:table-cell>
          <table:table-cell table:style-name="ce2" table:formula="of:=AVERAGE([.AO$2:.AO$11])" office:value-type="float" office:value="0.282924303993171" calcext:value-type="float">
            <text:p>0.2829</text:p>
          </table:table-cell>
          <table:table-cell table:style-name="ce2" table:formula="of:=AVERAGE([.AP$2:.AP$11])" office:value-type="float" office:value="0.436934356454497" calcext:value-type="float">
            <text:p>0.4369</text:p>
          </table:table-cell>
          <table:table-cell table:style-name="ce2" table:formula="of:=AVERAGE([.AQ$2:.AQ$11])" office:value-type="float" office:value="0.564163234389995" calcext:value-type="float">
            <text:p>0.5642</text:p>
          </table:table-cell>
          <table:table-cell table:style-name="ce2" table:formula="of:=AVERAGE([.AR$2:.AR$11])" office:value-type="float" office:value="0.199457602788525" calcext:value-type="float">
            <text:p>0.1995</text:p>
          </table:table-cell>
          <table:table-cell table:style-name="ce2" table:formula="of:=AVERAGE([.AS$2:.AS$11])" office:value-type="float" office:value="0.272276601829606" calcext:value-type="float">
            <text:p>0.2723</text:p>
          </table:table-cell>
          <table:table-cell table:style-name="ce2" table:formula="of:=AVERAGE([.AT$2:.AT$11])" office:value-type="float" office:value="0.516830137143175" calcext:value-type="float">
            <text:p>0.5168</text:p>
          </table:table-cell>
          <table:table-cell table:style-name="ce2" table:formula="of:=AVERAGE([.AU$2:.AU$11])" office:value-type="float" office:value="0.8226282185576" calcext:value-type="float">
            <text:p>0.8226</text:p>
          </table:table-cell>
          <table:table-cell table:style-name="ce2" table:formula="of:=AVERAGE([.AV$2:.AV$11])" office:value-type="float" office:value="0.214391429821706" calcext:value-type="float">
            <text:p>0.2144</text:p>
          </table:table-cell>
          <table:table-cell table:style-name="ce2" table:formula="of:=AVERAGE([.AW$2:.AW$11])" office:value-type="float" office:value="0.281793415178882" calcext:value-type="float">
            <text:p>0.2818</text:p>
          </table:table-cell>
          <table:table-cell table:style-name="ce2" table:formula="of:=AVERAGE([.AX$2:.AX$11])" office:value-type="float" office:value="0.437121942786886" calcext:value-type="float">
            <text:p>0.4371</text:p>
          </table:table-cell>
          <table:table-cell table:style-name="ce2" table:formula="of:=AVERAGE([.AY$2:.AY$11])" office:value-type="float" office:value="0.553467280548562" calcext:value-type="float">
            <text:p>0.5535</text:p>
          </table:table-cell>
          <table:table-cell table:style-name="ce2" table:formula="of:=AVERAGE([.AZ$2:.AZ$11])" office:value-type="float" office:value="0.200009959095089" calcext:value-type="float">
            <text:p>0.2000</text:p>
          </table:table-cell>
          <table:table-cell table:style-name="ce2" table:formula="of:=AVERAGE([.BA$2:.BA$11])" office:value-type="float" office:value="0.27218908551088" calcext:value-type="float">
            <text:p>0.2722</text:p>
          </table:table-cell>
          <table:table-cell table:number-columns-repeated="971"/>
        </table:table-row>
        <table:table-row table:style-name="ro1">
          <table:table-cell table:style-name="ce1"/>
          <table:table-cell table:style-name="ce2" table:number-columns-repeated="52"/>
          <table:table-cell table:number-columns-repeated="971"/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style-name="ce2" table:formula="of:=MEDIAN([.B$2:.B$11])" office:value-type="float" office:value="0.0324172518602551" calcext:value-type="float">
            <text:p>0.0324</text:p>
          </table:table-cell>
          <table:table-cell table:style-name="ce2" table:formula="of:=MEDIAN([.C$2:.C$11])" office:value-type="float" office:value="0.0289130245391786" calcext:value-type="float">
            <text:p>0.0289</text:p>
          </table:table-cell>
          <table:table-cell table:style-name="ce2" table:formula="of:=MEDIAN([.D$2:.D$11])" office:value-type="float" office:value="0.0312049120672114" calcext:value-type="float">
            <text:p>0.0312</text:p>
          </table:table-cell>
          <table:table-cell table:style-name="ce2" table:formula="of:=MEDIAN([.E$2:.E$11])" office:value-type="float" office:value="0.0294216116768733" calcext:value-type="float">
            <text:p>0.0294</text:p>
          </table:table-cell>
          <table:table-cell table:style-name="ce2" table:formula="of:=MEDIAN([.F$2:.F$11])" office:value-type="float" office:value="0.0899543467698017" calcext:value-type="float">
            <text:p>0.0900</text:p>
          </table:table-cell>
          <table:table-cell table:style-name="ce2" table:formula="of:=MEDIAN([.G$2:.G$11])" office:value-type="float" office:value="0.0901484683034345" calcext:value-type="float">
            <text:p>0.0901</text:p>
          </table:table-cell>
          <table:table-cell table:style-name="ce2" table:formula="of:=MEDIAN([.H$2:.H$11])" office:value-type="float" office:value="0.0819353674500911" calcext:value-type="float">
            <text:p>0.0819</text:p>
          </table:table-cell>
          <table:table-cell table:style-name="ce2" table:formula="of:=MEDIAN([.I$2:.I$11])" office:value-type="float" office:value="0.0862933284513897" calcext:value-type="float">
            <text:p>0.0863</text:p>
          </table:table-cell>
          <table:table-cell table:style-name="ce2" table:formula="of:=MEDIAN([.J$2:.J$11])" office:value-type="float" office:value="0.714860345675115" calcext:value-type="float">
            <text:p>0.7149</text:p>
          </table:table-cell>
          <table:table-cell table:style-name="ce2" table:formula="of:=MEDIAN([.K$2:.K$11])" office:value-type="float" office:value="0.710952512742489" calcext:value-type="float">
            <text:p>0.7110</text:p>
          </table:table-cell>
          <table:table-cell table:style-name="ce2" table:formula="of:=MEDIAN([.L$2:.L$11])" office:value-type="float" office:value="0.714860345675115" calcext:value-type="float">
            <text:p>0.7149</text:p>
          </table:table-cell>
          <table:table-cell table:style-name="ce2" table:formula="of:=MEDIAN([.M$2:.M$11])" office:value-type="float" office:value="0.710952513897467" calcext:value-type="float">
            <text:p>0.7110</text:p>
          </table:table-cell>
          <table:table-cell table:style-name="ce2" table:formula="of:=MEDIAN([.N$2:.N$11])" office:value-type="float" office:value="0.608083344123664" calcext:value-type="float">
            <text:p>0.6081</text:p>
          </table:table-cell>
          <table:table-cell table:style-name="ce2" table:formula="of:=MEDIAN([.O$2:.O$11])" office:value-type="float" office:value="0.606439349948677" calcext:value-type="float">
            <text:p>0.6064</text:p>
          </table:table-cell>
          <table:table-cell table:style-name="ce2" table:formula="of:=MEDIAN([.P$2:.P$11])" office:value-type="float" office:value="0.608125536889879" calcext:value-type="float">
            <text:p>0.6081</text:p>
          </table:table-cell>
          <table:table-cell table:style-name="ce2" table:formula="of:=MEDIAN([.Q$2:.Q$11])" office:value-type="float" office:value="0.606433839324946" calcext:value-type="float">
            <text:p>0.6064</text:p>
          </table:table-cell>
          <table:table-cell table:style-name="ce2" table:formula="of:=MEDIAN([.R$2:.R$11])" office:value-type="float" office:value="0.204851564033903" calcext:value-type="float">
            <text:p>0.2049</text:p>
          </table:table-cell>
          <table:table-cell table:style-name="ce2" table:formula="of:=MEDIAN([.S$2:.S$11])" office:value-type="float" office:value="0.205413851321573" calcext:value-type="float">
            <text:p>0.2054</text:p>
          </table:table-cell>
          <table:table-cell table:style-name="ce2" table:formula="of:=MEDIAN([.T$2:.T$11])" office:value-type="float" office:value="0.204870632395126" calcext:value-type="float">
            <text:p>0.2049</text:p>
          </table:table-cell>
          <table:table-cell table:style-name="ce2" table:formula="of:=MEDIAN([.U$2:.U$11])" office:value-type="float" office:value="0.205390141730192" calcext:value-type="float">
            <text:p>0.2054</text:p>
          </table:table-cell>
          <table:table-cell table:style-name="ce2" table:formula="of:=MEDIAN([.V$2:.V$11])" office:value-type="float" office:value="0.1862110826004" calcext:value-type="float">
            <text:p>0.1862</text:p>
          </table:table-cell>
          <table:table-cell table:style-name="ce2" table:formula="of:=MEDIAN([.W$2:.W$11])" office:value-type="float" office:value="0.269723888359701" calcext:value-type="float">
            <text:p>0.2697</text:p>
          </table:table-cell>
          <table:table-cell table:style-name="ce2" table:formula="of:=MEDIAN([.X$2:.X$11])" office:value-type="float" office:value="0.105310008036455" calcext:value-type="float">
            <text:p>0.1053</text:p>
          </table:table-cell>
          <table:table-cell table:style-name="ce2" table:formula="of:=MEDIAN([.Y$2:.Y$11])" office:value-type="float" office:value="0.110145832037449" calcext:value-type="float">
            <text:p>0.1101</text:p>
          </table:table-cell>
          <table:table-cell table:style-name="ce2" table:formula="of:=MEDIAN([.Z$2:.Z$11])" office:value-type="float" office:value="0.157112072792525" calcext:value-type="float">
            <text:p>0.1571</text:p>
          </table:table-cell>
          <table:table-cell table:style-name="ce2" table:formula="of:=MEDIAN([.AA$2:.AA$11])" office:value-type="float" office:value="0.178932759197188" calcext:value-type="float">
            <text:p>0.1789</text:p>
          </table:table-cell>
          <table:table-cell table:style-name="ce2" table:formula="of:=MEDIAN([.AB$2:.AB$11])" office:value-type="float" office:value="0.103340912416086" calcext:value-type="float">
            <text:p>0.1033</text:p>
          </table:table-cell>
          <table:table-cell table:style-name="ce2" table:formula="of:=MEDIAN([.AC$2:.AC$11])" office:value-type="float" office:value="0.106524182341261" calcext:value-type="float">
            <text:p>0.1065</text:p>
          </table:table-cell>
          <table:table-cell table:style-name="ce2" table:formula="of:=MEDIAN([.AD$2:.AD$11])" office:value-type="float" office:value="0.201576178848127" calcext:value-type="float">
            <text:p>0.2016</text:p>
          </table:table-cell>
          <table:table-cell table:style-name="ce2" table:formula="of:=MEDIAN([.AE$2:.AE$11])" office:value-type="float" office:value="0.265534722116122" calcext:value-type="float">
            <text:p>0.2655</text:p>
          </table:table-cell>
          <table:table-cell table:style-name="ce2" table:formula="of:=MEDIAN([.AF$2:.AF$11])" office:value-type="float" office:value="0.105364164016708" calcext:value-type="float">
            <text:p>0.1054</text:p>
          </table:table-cell>
          <table:table-cell table:style-name="ce2" table:formula="of:=MEDIAN([.AG$2:.AG$11])" office:value-type="float" office:value="0.109879629594971" calcext:value-type="float">
            <text:p>0.1099</text:p>
          </table:table-cell>
          <table:table-cell table:style-name="ce2" table:formula="of:=MEDIAN([.AH$2:.AH$11])" office:value-type="float" office:value="0.157640269667109" calcext:value-type="float">
            <text:p>0.1576</text:p>
          </table:table-cell>
          <table:table-cell table:style-name="ce2" table:formula="of:=MEDIAN([.AI$2:.AI$11])" office:value-type="float" office:value="0.182517785055107" calcext:value-type="float">
            <text:p>0.1825</text:p>
          </table:table-cell>
          <table:table-cell table:style-name="ce2" table:formula="of:=MEDIAN([.AJ$2:.AJ$11])" office:value-type="float" office:value="0.103480226269096" calcext:value-type="float">
            <text:p>0.1035</text:p>
          </table:table-cell>
          <table:table-cell table:style-name="ce2" table:formula="of:=MEDIAN([.AK$2:.AK$11])" office:value-type="float" office:value="0.106397852308599" calcext:value-type="float">
            <text:p>0.1064</text:p>
          </table:table-cell>
          <table:table-cell table:style-name="ce2" table:formula="of:=MEDIAN([.AL$2:.AL$11])" office:value-type="float" office:value="0.490685627267338" calcext:value-type="float">
            <text:p>0.4907</text:p>
          </table:table-cell>
          <table:table-cell table:style-name="ce2" table:formula="of:=MEDIAN([.AM$2:.AM$11])" office:value-type="float" office:value="0.921054027323087" calcext:value-type="float">
            <text:p>0.9211</text:p>
          </table:table-cell>
          <table:table-cell table:style-name="ce2" table:formula="of:=MEDIAN([.AN$2:.AN$11])" office:value-type="float" office:value="0.211201063626205" calcext:value-type="float">
            <text:p>0.2112</text:p>
          </table:table-cell>
          <table:table-cell table:style-name="ce2" table:formula="of:=MEDIAN([.AO$2:.AO$11])" office:value-type="float" office:value="0.283772216303727" calcext:value-type="float">
            <text:p>0.2838</text:p>
          </table:table-cell>
          <table:table-cell table:style-name="ce2" table:formula="of:=MEDIAN([.AP$2:.AP$11])" office:value-type="float" office:value="0.426965298408271" calcext:value-type="float">
            <text:p>0.4270</text:p>
          </table:table-cell>
          <table:table-cell table:style-name="ce2" table:formula="of:=MEDIAN([.AQ$2:.AQ$11])" office:value-type="float" office:value="0.525538486659048" calcext:value-type="float">
            <text:p>0.5255</text:p>
          </table:table-cell>
          <table:table-cell table:style-name="ce2" table:formula="of:=MEDIAN([.AR$2:.AR$11])" office:value-type="float" office:value="0.200682691404159" calcext:value-type="float">
            <text:p>0.2007</text:p>
          </table:table-cell>
          <table:table-cell table:style-name="ce2" table:formula="of:=MEDIAN([.AS$2:.AS$11])" office:value-type="float" office:value="0.273087676875154" calcext:value-type="float">
            <text:p>0.2731</text:p>
          </table:table-cell>
          <table:table-cell table:style-name="ce2" table:formula="of:=MEDIAN([.AT$2:.AT$11])" office:value-type="float" office:value="0.479920743212733" calcext:value-type="float">
            <text:p>0.4799</text:p>
          </table:table-cell>
          <table:table-cell table:style-name="ce2" table:formula="of:=MEDIAN([.AU$2:.AU$11])" office:value-type="float" office:value="0.857945030882916" calcext:value-type="float">
            <text:p>0.8579</text:p>
          </table:table-cell>
          <table:table-cell table:style-name="ce2" table:formula="of:=MEDIAN([.AV$2:.AV$11])" office:value-type="float" office:value="0.20872052867032" calcext:value-type="float">
            <text:p>0.2087</text:p>
          </table:table-cell>
          <table:table-cell table:style-name="ce2" table:formula="of:=MEDIAN([.AW$2:.AW$11])" office:value-type="float" office:value="0.27937783024026" calcext:value-type="float">
            <text:p>0.2794</text:p>
          </table:table-cell>
          <table:table-cell table:style-name="ce2" table:formula="of:=MEDIAN([.AX$2:.AX$11])" office:value-type="float" office:value="0.429688341478681" calcext:value-type="float">
            <text:p>0.4297</text:p>
          </table:table-cell>
          <table:table-cell table:style-name="ce2" table:formula="of:=MEDIAN([.AY$2:.AY$11])" office:value-type="float" office:value="0.518308894075073" calcext:value-type="float">
            <text:p>0.5183</text:p>
          </table:table-cell>
          <table:table-cell table:style-name="ce2" table:formula="of:=MEDIAN([.AZ$2:.AZ$11])" office:value-type="float" office:value="0.198449219100358" calcext:value-type="float">
            <text:p>0.1984</text:p>
          </table:table-cell>
          <table:table-cell table:style-name="ce2" table:formula="of:=MEDIAN([.BA$2:.BA$11])" office:value-type="float" office:value="0.271353585559745" calcext:value-type="float">
            <text:p>0.2714</text:p>
          </table:table-cell>
          <table:table-cell table:number-columns-repeated="9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6T09:55:24.273688820</dc:date>
    <meta:editing-duration>PT11M23S</meta:editing-duration>
    <meta:editing-cycles>2</meta:editing-cycles>
    <meta:generator>LibreOffice/7.3.7.2$Linux_X86_64 LibreOffice_project/30$Build-2</meta:generator>
    <meta:document-statistic meta:table-count="1" meta:cell-count="848" meta:object-count="0"/>
  </office:meta>
</office:document-meta>
</file>